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Aptos Narrow" svg:font-family="&quot;Aptos Narrow&quot;"/>
    <style:font-face style:name="Liberation Serif" svg:font-family="&quot;Liberation Serif&quot;"/>
  </office:font-face-decls>
  <office:automatic-styles>
    <style:style style:name="ce1" style:family="table-cell" style:parent-style-name="Default" style:data-style-name="N0">
      <style:table-cell-properties style:vertical-align="top"/>
    </style:style>
    <style:style style:name="ce2" style:family="table-cell" style:parent-style-name="Default" style:data-style-name="N0">
      <style:table-cell-properties style:vertical-align="top" fo:wrap-option="wrap" style:repeat-content="false"/>
      <style:paragraph-properties fo:text-align="start" fo:margin-left="0cm"/>
      <style:text-properties style:font-name="Liberation Serif" style:font-name-asian="Liberation Serif" style:font-name-complex="Liberation Serif" fo:font-weight="bold" style:font-weight-asian="bold" style:font-weight-complex="bold"/>
    </style:style>
    <style:style style:name="ce3"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4" style:family="table-cell" style:parent-style-name="Default" style:data-style-name="N0">
      <style:table-cell-properties style:vertical-align="top" fo:wrap-option="wrap" style:repeat-content="false"/>
      <style:paragraph-properties fo:text-align="start" fo:margin-left="0cm"/>
      <style:text-properties style:font-name="Liberation Serif" style:font-name-asian="Liberation Serif" style:font-name-complex="Liberation Serif"/>
    </style:style>
    <style:style style:name="ce5" style:family="table-cell" style:parent-style-name="Default" style:data-style-name="N0">
      <style:table-cell-properties style:vertical-align="top" fo:wrap-option="wrap" style:repeat-content="false"/>
      <style:paragraph-properties fo:text-align="start" fo:margin-left="0cm"/>
    </style:style>
    <style:style style:name="ce6" style:family="table-cell" style:parent-style-name="Default" style:data-style-name="N0">
      <style:table-cell-properties style:vertical-align="top" style:repeat-content="false"/>
      <style:paragraph-properties fo:text-align="start" fo:margin-left="0cm"/>
    </style:style>
    <style:style style:name="ce7" style:family="table-cell" style:parent-style-name="Normal_32_2" style:data-style-name="N0">
      <style:table-cell-properties style:vertical-align="automatic" fo:background-color="transparent" style:cell-protect="protected"/>
      <style:text-properties style:font-name="Aptos Narrow" style:font-name-asian="Aptos Narrow" style:font-name-complex="Aptos Narrow" fo:font-size="11pt" style:font-size-asian="11pt" style:font-size-complex="11pt" style:font-family-generic="swiss"/>
    </style:style>
    <style:style style:name="ce8" style:family="table-cell" style:parent-style-name="Default_32_2" style:data-style-name="N0">
      <style:table-cell-properties style:vertical-align="automatic" fo:background-color="transparent"/>
      <style:text-properties fo:color="#000000"/>
    </style:style>
    <style:style style:name="ce9" style:family="table-cell" style:parent-style-name="Normal_32_2" style:data-style-name="N0">
      <style:table-cell-properties style:vertical-align="automatic" fo:wrap-option="wrap" fo:background-color="transparent" style:cell-protect="protected"/>
      <style:text-properties style:font-name="Liberation Serif" style:font-name-asian="Liberation Serif" style:font-name-complex="Liberation Serif" fo:font-size="11pt" style:font-size-asian="11pt" style:font-size-complex="11pt"/>
    </style:style>
    <style:style style:name="co1" style:family="table-column">
      <style:table-column-properties fo:break-before="auto" style:column-width="9.65729166666667cm"/>
    </style:style>
    <style:style style:name="co2" style:family="table-column">
      <style:table-column-properties fo:break-before="auto" style:column-width="10.1864583333333cm"/>
    </style:style>
    <style:style style:name="co3" style:family="table-column">
      <style:table-column-properties fo:break-before="auto" style:column-width="2.24895833333333cm"/>
    </style:style>
    <style:style style:name="co4" style:family="table-column">
      <style:table-column-properties fo:break-before="auto" style:column-width="8.91645833333333cm"/>
    </style:style>
    <style:style style:name="co5" style:family="table-column">
      <style:table-column-properties fo:break-before="auto" style:column-width="11.2447916666667cm"/>
    </style:style>
    <style:style style:name="co6" style:family="table-column">
      <style:table-column-properties fo:break-before="auto" style:column-width="1.69333333333333cm"/>
    </style:style>
    <style:style style:name="ro1" style:family="table-row">
      <style:table-row-properties style:row-height="25.5pt" style:use-optimal-row-height="true" fo:break-before="auto"/>
    </style:style>
    <style:style style:name="ro2" style:family="table-row">
      <style:table-row-properties style:row-height="76.5pt" style:use-optimal-row-height="true" fo:break-before="auto"/>
    </style:style>
    <style:style style:name="ro3" style:family="table-row">
      <style:table-row-properties style:row-height="89.25pt" style:use-optimal-row-height="true" fo:break-before="auto"/>
    </style:style>
    <style:style style:name="ro4" style:family="table-row">
      <style:table-row-properties style:row-height="409.5pt" style:use-optimal-row-height="true" fo:break-before="auto"/>
    </style:style>
    <style:style style:name="ro5" style:family="table-row">
      <style:table-row-properties style:row-height="189pt" style:use-optimal-row-height="false" fo:break-before="auto"/>
    </style:style>
    <style:style style:name="ro6" style:family="table-row">
      <style:table-row-properties style:row-height="409.6pt" style:use-optimal-row-height="true" fo:break-before="auto"/>
    </style:style>
    <style:style style:name="ro7" style:family="table-row">
      <style:table-row-properties style:row-height="399.75pt" style:use-optimal-row-height="true" fo:break-before="auto"/>
    </style:style>
    <style:style style:name="ro8" style:family="table-row">
      <style:table-row-properties style:row-height="114.75pt" style:use-optimal-row-height="true" fo:break-before="auto"/>
    </style:style>
    <style:style style:name="ro9" style:family="table-row">
      <style:table-row-properties style:row-height="43.5pt" style:use-optimal-row-height="true" fo:break-before="auto"/>
    </style:style>
    <style:style style:name="ro10"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number-columns-repeated="4" table:default-cell-style-name="ce1"/>
        <table:table-column table:style-name="co4" table:default-cell-style-name="ce1"/>
        <table:table-column table:style-name="co5" table:default-cell-style-name="ce1"/>
        <table:table-column table:style-name="co6" table:number-columns-repeated="16376" table:default-cell-style-name="ce1"/>
        <table:table-row table:style-name="ro1">
          <table:table-cell office:value-type="string" table:style-name="ce2">
            <text:p>inputs string</text:p>
          </table:table-cell>
          <table:table-cell office:value-type="string" table:style-name="ce2">
            <text:p>targets string</text:p>
          </table:table-cell>
          <table:table-cell office:value-type="string" table:style-name="ce2">
            <text:p>language string</text:p>
          </table:table-cell>
          <table:table-cell office:value-type="string" table:style-name="ce2">
            <text:p>language_code string</text:p>
          </table:table-cell>
          <table:table-cell office:value-type="string" table:style-name="ce2">
            <text:p>annotation_type string</text:p>
          </table:table-cell>
          <table:table-cell office:value-type="string" table:style-name="ce2">
            <text:p>user_id string</text:p>
          </table:table-cell>
          <table:table-cell office:value-type="string" table:style-name="ce3">
            <text:p>inputs string (Roman Urdu)</text:p>
          </table:table-cell>
          <table:table-cell office:value-type="string" table:style-name="ce3">
            <text:p>targets string (Roman Urdu)</text:p>
          </table:table-cell>
          <table:table-cell table:number-columns-repeated="16376" table:style-name="ce1"/>
        </table:table-row>
        <table:table-row table:style-name="ro2">
          <table:table-cell office:value-type="string" table:style-name="ce4">
            <text:p>نوری سال کے بارے میں کوی شعر بتایں</text:p>
          </table:table-cell>
          <table:table-cell office:value-type="string" table:style-name="ce4">
            <text:p>نوری سال کے بارے میں اشتیاق احمد کا شعر ہے: ر و شنی سب سے تیز چلتی ہے اس کے جیسے نہیں کسی کی چال ایک برس میں جو سفر کرتی ہے اس کو کہتے ہے ایک نوری سال۔</text:p>
          </table:table-cell>
          <table:table-cell office:value-type="string" table:style-name="ce4">
            <text:p>Urdu</text:p>
          </table:table-cell>
          <table:table-cell office:value-type="string" table:style-name="ce4">
            <text:p>urd</text:p>
          </table:table-cell>
          <table:table-cell office:value-type="string" table:style-name="ce4">
            <text:p>re-annotations</text:p>
          </table:table-cell>
          <table:table-cell office:value-type="string" table:style-name="ce4">
            <text:p>634e3e0931cf859c8d8add6e8a5cc59524f2f996b15f83ee0a150ebe82324a15</text:p>
          </table:table-cell>
          <table:table-cell office:value-type="string" table:style-name="ce5">
            <text:p>Noori saal ke baare mein koi she’r batayein</text:p>
          </table:table-cell>
          <table:table-cell office:value-type="string" table:style-name="ce5">
            <text:p>Noori saal ke baare mein Ishtiyaaq Ahmad ka she’r hai: Roshni sab se tez chalti hai Is ke jaise nahin kisi ki chaal Ek baras mein jo safar karti hai Us ko kehte hain ek noori saal.</text:p>
          </table:table-cell>
          <table:table-cell table:number-columns-repeated="16376" table:style-name="ce1"/>
        </table:table-row>
        <table:table-row table:style-name="ro3">
          <table:table-cell office:value-type="string" table:style-name="ce4">
            <text:p>چار دوست—ایلس، باب، کیرول اور ڈیو—ایک قطار میں بیٹھے ہیں۔ ایلس کہتی ہے، "باب بہت بائیں طرف نہیں ہے۔" باب کہتے ہیں، "ڈیو بہت دائیں طرف نہیں ہے۔" کیرول کا کہنا ہے، "ایلس بہت بائیں یا بہت دائیں طرف نہیں ہے." ڈیو کہتے ہیں، "باب بائیں سے دوسرے نمبر پر ہے۔" ہر شخص کہاں بیٹھا ہے؟</text:p>
          </table:table-cell>
          <table:table-cell office:value-type="string" table:style-name="ce4">
            <text:p>ایلس بہت بائیں طرف ہے، باب بائیں سے دوسرے، کیرول دائیں سے دوسرے، اور ڈیو بہت دائیں طرف ہے۔ اگر ایلس بائیں جانب نہ ہوتی تو باب کا بیان غلط ہوگا۔ اگر باب بہت بائیں طرف ہوتے تو ڈیو کا بیان غلط ہوگا۔ لہذا، ایلس بہت بائیں طرف ہے، اور ڈیو بہت دائیں طرف ہے۔</text:p>
          </table:table-cell>
          <table:table-cell office:value-type="string" table:style-name="ce4">
            <text:p>Urdu</text:p>
          </table:table-cell>
          <table:table-cell office:value-type="string" table:style-name="ce4">
            <text:p>urd</text:p>
          </table:table-cell>
          <table:table-cell office:value-type="string" table:style-name="ce4">
            <text:p>original-annotations</text:p>
          </table:table-cell>
          <table:table-cell office:value-type="string" table:style-name="ce4">
            <text:p>3c58627bdd10d967139768afeaaf3ed10ac1b76161a6eb6efcc12f1e3225a452</text:p>
          </table:table-cell>
          <table:table-cell office:value-type="string" table:style-name="ce5">
            <text:p>Chaar dost—Alice, Bab, Carol aur Dave—ek qataar mein baithe hain. Alice kehti hai, "Bab bohat baen taraf nahin hai." Bab kehte hain, "Dave bohat daen taraf nahin hai." Carol ka kehna hai, "Alice bohat baen ya bohat daen taraf nahin hai." Dave kehte hain, "Bab baen se doosre number par hai." Har shakhs kahan baitha hai?</text:p>
          </table:table-cell>
          <table:table-cell office:value-type="string" table:style-name="ce5">
            <text:p>Alice bohat baen taraf hai, Bab baen se doosre, Carol daen se doosre, aur Dave bohat daen taraf hai. Agar Alice baen janib na hoti to Bab ka bayan ghalat hota. Agar Bab bohat baen taraf hota to Dave ka bayan ghalat hota. Lihaza, Alice bohat baen taraf hai, aur Dave bohat daen taraf hai.</text:p>
          </table:table-cell>
          <table:table-cell table:number-columns-repeated="16376" table:style-name="ce1"/>
        </table:table-row>
        <table:table-row table:style-name="ro2">
          <table:table-cell office:value-type="string" table:style-name="ce4">
            <text:p>صحیح جواب منتخب کریں کیڑے مار ادویات اور کھاد کسانوں کو زیادہ فصلیں پیدا کرنے میں مدد دے سکتے ہیں۔ تاہم، ان کیمیکلز کے زیادہ استعمال کے نتیجے میں ہو سکتا ہے (ایک) ماحولیاتی جانشینی؛ (ب) مواد کی ری سائیکلنگ؛ (ج) ماحولیاتی آلودگی؛ (د) انتخابی افزائش</text:p>
          </table:table-cell>
          <table:table-cell office:value-type="string" table:style-name="ce4">
            <text:p>صحیح جواب ہے (ج): ماحولیاتی آلودگی؛</text:p>
          </table:table-cell>
          <table:table-cell office:value-type="string" table:style-name="ce4">
            <text:p>Urdu</text:p>
          </table:table-cell>
          <table:table-cell office:value-type="string" table:style-name="ce4">
            <text:p>urd</text:p>
          </table:table-cell>
          <table:table-cell office:value-type="string" table:style-name="ce4">
            <text:p>re-annotations</text:p>
          </table:table-cell>
          <table:table-cell office:value-type="string" table:style-name="ce4">
            <text:p>69b0956a4263d83af5e59194d0e575616901102f02a4031c83e96331fc584d79</text:p>
          </table:table-cell>
          <table:table-cell office:value-type="string" table:style-name="ce5">
            <text:p>Sahih jawab muntakhib karein: Keeray maar adwiyat aur khaad kisano ko zyada faslain paida karne mein madad de sakti hain. Taham, in chemicals ke zyada istemal ke nateejay mein ho sakta hai: (a) Maholiyati jaanasheenii (b) Mawaad ki recycling (c) Maholiyati aaloogdi (d) Intikhaabi afzaa’ish</text:p>
          </table:table-cell>
          <table:table-cell office:value-type="string" table:style-name="ce5">
            <text:p>Sahih jawab hai (c): Maholiyati aaloogdi</text:p>
          </table:table-cell>
          <table:table-cell table:number-columns-repeated="16376" table:style-name="ce1"/>
        </table:table-row>
        <table:table-row table:style-name="ro2">
          <table:table-cell office:value-type="string" table:style-name="ce4">
            <text:p>څلور ملګري — الیس، باب، کارول، او ډیو — په یوه قطار کې ناست دي. الیس وايي، "باب لرې کیڼ اړخ ته نه دی." باب وايي، "ډیو په ښي خوا کې نه دی." کارول وايي، "ایلس نه لیرې کیڼ لور ته نه ښي خوا ته." ډیو وايي، "باب له کیڼ اړخ څخه دوهم دی." هر سړی چیرته ناست دی؟</text:p>
          </table:table-cell>
          <table:table-cell office:value-type="string" table:style-name="ce4">
            <text:p>ایلیس په چپ اړخ کې دی، باب له کیڼ څخه دوهم دی، کارول له ښي اړخ څخه دوهم دی، او ډیو په ښي خوا کې دی. که الیس په لیرې کیڼ اړخ کې نه و، د باب بیان به غلط وي. که باب په لیرې کیڼ اړخ کې و، د ډیو بیان به غلط وي. له همدې امله، ایلیس په ښي خوا کې دی، او ډیو په ښي خوا کې دی.</text:p>
          </table:table-cell>
          <table:table-cell office:value-type="string" table:style-name="ce4">
            <text:p>Urdu</text:p>
          </table:table-cell>
          <table:table-cell office:value-type="string" table:style-name="ce4">
            <text:p>urd</text:p>
          </table:table-cell>
          <table:table-cell office:value-type="string" table:style-name="ce4">
            <text:p>original-annotations</text:p>
          </table:table-cell>
          <table:table-cell office:value-type="string" table:style-name="ce4">
            <text:p>3c58627bdd10d967139768afeaaf3ed10ac1b76161a6eb6efcc12f1e3225a452</text:p>
          </table:table-cell>
          <table:table-cell office:value-type="string" table:style-name="ce5">
            <text:p>Chaar malgari — Alice, Bab, Carol, awr Dave — pa yewa qataar ke naast dee. Alice wayi, "Bab der kiñ chap ta nah dee." Bab wayi, "Dave der raa ta nah dee." Carol wayi, "Alice der na chap ta da aw na raa ta." Dave wayi, "Bab da chap laura na dwa yam dee." Har saṛay cherta naast dee?</text:p>
          </table:table-cell>
          <table:table-cell office:value-type="string" table:style-name="ce5">
            <text:p>Alice da chap laura ta dee, Bab da chap na dwa yam dee, Carol da raa laura na dwa yam dee, aw Dave da raa laura ta dee. Ka Alice da chap laura ta na way, no da Bab bayan ba ghalat way. Ka Bab der chap laura ta way, no da Dave bayan ba ghalat way. Lihaza, Alice chap laura ta dee, aw Dave raa laura ta dee.</text:p>
          </table:table-cell>
          <table:table-cell table:number-columns-repeated="16376" table:style-name="ce1"/>
        </table:table-row>
        <table:table-row table:style-name="ro4">
          <table:table-cell office:value-type="string" table:style-name="ce4">
            <text:p>بھارت میں آبادی کے دھماکے پر مضمون اردو میں | Article on Population Explosion in India In Urdu</text:p>
          </table:table-cell>
          <table:table-cell office:value-type="string" table:style-name="ce4">
            <text:p>جس طرح ایک چھوٹے خاندان کے بڑے خاندان سے زیادہ خوشحال ہونے کا امکان ہے، اسی طرح کم آبادی والا ملک بھی خوشحالی کے اپنے اہداف کو پورا کرنے کا زیادہ امکان رکھتا ہے۔ جب وسائل طے ہو جاتے ہیں لیکن صارفین کی تعداد میں مسلسل اضافہ ہوتا ہے، تو وسائل کا مکمل کریک ڈاؤن ہونا پڑتا ہے اور، ہندوستان میں ایسا ہی ہوتا رہتا ہے۔ اس سے بھی زیادہ برا محسوس کرنے کے لیے وہ موقع ہے جب ہمیں بتایا جاتا ہے کہ ہمارے پاس اناج کی وافر مقدار ہے لیکن ہم بیک وقت بھوک کی وجہ سے ہونے والی اموات کے بارے میں سنتے ہیں۔ یہ بے ضابطگی کسی بھی سمجھ سے بالاتر ہے۔ یقیناً اس صورت حال کے پیدا ہونے کی اور بھی بہت سی وجوہات ہیں لیکن ہمارے تمام مسائل کی بنیادی جڑ صرف آبادی سے زیادہ ہے۔ دیگر تمام وجوہات اور مسائل ہندوستان میں آبادی کے دھماکے کے اس مسئلے کے لیے ثانوی ہیں۔ اب تک یہ بات بالکل واضح ہو چکی ہے کہ ہماری اولین ترجیحی مسئلے سے نمٹنے کے لیے ہماری بڑھتی ہوئی آبادی کا مسئلہ ہونا چاہیے۔ یہ نہیں کہا جاسکتا کہ ہندوستان نے اپنی آزادی کے پچھلے پچاس سالوں میں ترقی نہیں کی ہے، پھر سوال یہ پیدا ہوتا ہے کہ اگر واضح ترقی ہے تو پھر ہندوستان کو کم از کم تیسری دنیا کے ملک کے درجہ سے باہر آنے سے کیا چیز روکتی ہے؟ مجھے یقین ہے کہ مجرم ہماری آبادی ہے۔ اس کا تجزیہ کرنے کے لیے، ہم ترقی کے کسی بھی شعبے میں جا سکتے ہیں، اور ہمیں یہ احساس ہو گا کہ بلاشبہ، ہندوستان نے ترقی کی طرف بہت بڑی پیش رفت کی ہے، لیکن اسے اب بھی ایک غریب کمزور قوم قرار دیا جاتا ہے، کیوں؟ آئیے مثال کے طور پر تعلیم کے مسئلے کو لے لیں۔ ہمارے ہاں دیہات، شہروں، قصبوں میں ہر جگہ اسکول ہیں لیکن پھر بھی تعلیم دوسرے ترقی یافتہ ممالک سے بہت پیچھے ہے۔ اس کی وجہ یہ ہے کہ جب دس لاکھ بچوں کے لیے سکول تیار ہو کر کمیشن میں چلے جاتے ہیں، بچوں کی آبادی بیس لاکھ تک پہنچ جاتی ہے، اور ہم اسی پوزیشن پر رہتے ہیں، اور پھر سے مزید سکول شروع کر دیتے ہیں اور وہی کہانی دوبارہ دہرائی جاتی ہے اور یہ سلسلہ بدستور جاری رہتا ہے۔ . یہی وجہ ہے کہ ہم اپنے تمام بچوں کو سکول بھی فراہم نہیں کر سکے۔ ترقی کے کسی بھی شعبے میں یہی پوزیشن اچھی ہوتی ہے۔ ایک کروڑ لوگوں کے لیے صحت کے منصوبے بنائے جاتے ہیں اور جب تک ان کے لیے ہسپتال تیار ہو کر کام شروع کر دیتے ہیں، آبادی دگنی ہو جاتی ہے، اور پھر ہمارے پاس صحت کی سہولیات کی کمی ہے۔ یہ وہ مقام ہے جو ہر شعبے میں پیدا ہوتا ہے چاہے وہ تعلیم ہو، صحت ہو، رہائش ہو، سڑکیں ہوں، روزگار وغیرہ۔ ہم بہت کچھ پیدا کرتے ہیں لیکن جب ہم اپنے پیداواری اہداف تک پہنچ جاتے ہیں تو آبادی کا دھماکہ ہمیں ایک مربع پر لے آتا ہے اور ہم ایک بار پھر انصاف پسند ہیں۔ وہیں جہاں سے ہم نے شروع کیا تھا۔ میں اس تمام معذوری کی وجہ ہماری ہمہ جہت ترقی میں محسوس کرتا ہوں آبادی سے زیادہ ہے۔ اس کی وجہ زیادہ آبادی کی پسماندگی اور ناخواندگی اور کئی قسم کے توہمات اور عقائد ہیں۔ اب بہت زیادہ آبادی ہے، ہم اس مسئلے سے کیسے نمٹیں؟ اس تعطل کی تمام وجوہات بھی معلوم ہیں لیکن ان تمام اسباب کو ایک دم منظر سے نہیں مٹایا جا سکتا۔ لہذا، اگر ہمیں اس مسئلے سے نمٹنا ہے تو ہمیں دو دھاری ہتھیار استعمال کرنا ہوں گے۔ ایک یہ کہ عوام کو چھوٹے خاندانوں کے فوائد سے روشناس کرایا جائے اور دوسرا اس آبادی کو ملک کے فائدے کے لیے استعمال کیا جائے۔ ہمیں یہ فن چین سے سیکھنا چاہیے، ایک اور ملک جس کی آبادی بہت زیادہ ہے۔ چین کو اپنی زیادہ آبادی کے بارے میں کبھی گھبراتے ہوئے نہیں سنا جاتا ہے، کیونکہ وہ اسے طاقت کے طور پر استعمال کرتا ہے۔ ہمیں یاد رکھنا چاہیے کہ آبادی کو ملک کے لیے قدرتی وسائل میں تبدیل کیا جا سکتا ہے۔ افرادی قوت کو خوشحالی پیدا کرنے کے لیے وسائل کے طور پر استعمال کیا جا سکتا ہے۔ اس آبادی کو سڑکوں کی تعمیر، عمارت کی تعمیر وغیرہ کے لیے مفید طور پر استعمال کیا جا سکتا ہے جس سے ملک کے بنیادی ڈھانچے کی ترقی نظر آئے گی۔ اس طرح پھٹتی ہوئی آبادی پر دو جہتی حملہ کم سے کم، زیادہ آبادی کے نقصان کو کم کر سکتا ہے۔ اس موقع پر یہ یاد رکھنا ضروری ہو گا کہ جب تک آبادی زیادہ ہے وہاں 'Haves' اور "Have Not's کے درمیان ایک جمائی کا فرق ضرور ہے۔ اس کے نتیجے میں یہ کبھی بھی حقیقی صحت مند ترقی کی اجازت نہیں دے گا۔ ابھی تک اس مسئلے کی وجہ سے ہم ترقی میں ایک قدم آگے بڑھتے ہیں اور دو قدم پیچھے چلے جاتے ہیں اور اس طرح پیشرفت حقیقت میں محسوس نہیں ہوتی۔ جب تک ترقی کی طرف اور جانے کی یہ تحریک رک نہیں جاتی، تھوڑی سی پیش رفت ہو سکتی ہے۔ اتنی زیادہ آبادی کی وجہ سے ہندوستان ہر بحران میں پہلے نمبر پر آیا ہے۔ پولیو کے کیسز میں سب سے پہلے، ایڈز کے کیسز میں سب سے پہلے، بھوک اور موسم کی وجہ سے ہونے والی اموات، یہ سب یہاں دنیا میں کہیں بھی اور تیسری دنیا سے بھی زیادہ ہے۔</text:p>
          </table:table-cell>
          <table:table-cell office:value-type="string" table:style-name="ce4">
            <text:p>Urdu</text:p>
          </table:table-cell>
          <table:table-cell office:value-type="string" table:style-name="ce4">
            <text:p>urd</text:p>
          </table:table-cell>
          <table:table-cell office:value-type="string" table:style-name="ce4">
            <text:p>original-annotations</text:p>
          </table:table-cell>
          <table:table-cell office:value-type="string" table:style-name="ce4">
            <text:p>69b0956a4263d83af5e59194d0e575616901102f02a4031c83e96331fc584d79</text:p>
          </table:table-cell>
          <table:table-cell office:value-type="string" table:style-name="ce4">
            <text:p>Zarur! Neeche "بھارت میں آبادی کے دھماکے پر مضمون" ka Roman Urdu mein mukammal tarjuma diya gaya hai:</text:p>
          </table:table-cell>
          <table:table-cell office:value-type="string" table:style-name="ce5">
            <text:p>Jis tarah aik chhota khandan, baray khandan ke muqablay mein zyada khushhaal hone ka imkaan rakhta hai, usi tarah kam aabadi wala mulk bhi khushhaali ke apne hadaf ko poora karne ka zyada imkaan rakhta hai. Jab wasayel muqarrar hotay hain lekin sarf karne walon ki tadaad musalsal barhti rahti hai, to wasayel ka mukammal breakdown hota hai – aur Bharat mein bhi kuch aisa hi ho raha hai.</text:p>
            <text:p/>
            <text:p>Is se bhi zyada bura mehsoos karne wali baat us waqt hoti hai jab humein bataya jata hai ke humare paas anaaj ki wafar miqdaar mojood hai, lekin hum saath hi saath bhookh ki wajah se hone wali mouton ke baare mein bhi suntay hain. Yeh be-zabtgi kisi samajh mein nahi aati. Beshak is surat-e-haal ke aur bhi kai wajahen ho sakti hain, lekin hamare tamam masail ki buniyadi jad sirf aur sirf zyada aabadi hai.</text:p>
            <text:p/>
            <text:p>Doosray tamam masail aur wajahat, Bharat mein aabadi ke dhamake ke maslay ke muqablay mein sanwi rutba rakhte hain. Ab tak yeh baat bilkul wazeh ho chuki hai ke hamari pehli tarjeeh barhti hui aabadi ke maslay se nimatna honi chahiye.</text:p>
            <text:p/>
            <text:p>Yeh nahi kaha ja sakta ke Bharat ne apni azaadi ke guzray hue pichle 50 saalon mein taraqqi nahi ki hai. Lekin sawal yeh hai ke agar wazeh taraqqi hui hai, to phir Bharat ko teesri duniya ke mulk ke darjay se bahar anay se kya cheez rokti hai? Mujhe yaqeen hai ke iska sab se bara mujrim hamari aabadi hai.</text:p>
            <text:p/>
            <text:p>Iska tajziya karne ke liye, hum kisi bhi taraqqi ke shobay mein dekh sakte hain – humein mehsoos hoga ke haan, Bharat ne taraqqi ki hai, lekin phir bhi use ek gareeb aur kamzor qaum kaha jata hai – kyun?</text:p>
            <text:p/>
            <text:p>Chaliye, misaal ke taur par taleem ke maslay ko lete hain. Gaon, shehron, qasbon mein har jagah school mojood hain, lekin phir bhi taleem mein Bharat dosray taraqqi yafta mumalik se kaafi peeche hai. Iski wajah yeh hai ke jab 10 lakh bachon ke liye school tayar kar ke commission mein diye jate hain, to tab tak bachon ki tadaad 20 lakh tak pohanch chuki hoti hai. Phir hum wahi position dobara hasil karte hain, aur phir naye school shuru kar dete hain – aur yeh silsila dobara dhohraya jata hai. Yehhi wajah hai ke hum apne tamam bachon ko school ki sahulat faraham nahi kar sake.</text:p>
            <text:p/>
            <text:p>Taraqqi ke kisi bhi shobay mein yahi surat-e-haal hoti hai. Jab 1 crore logon ke liye sehat ke mansoobay tayar kiye jate hain, to jab tak hospital tayar ho kar kaam shuru karte hain, aabadi double ho chuki hoti hai. Phir sehat ki sahulat ki kami mehsoos hoti hai. Yeh position har shobay mein paayi jati hai – chahe wo taleem ho, sehat ho, rehna ho, sadkein ho, ya rozgaar waghera.</text:p>
            <text:p/>
            <text:p>Hum bohat kuch tayar karte hain lekin jab hum apne maqsad tak pohanchte hain to aabadi ka dhamaka humein wapas usi morh par la khada karta hai jahan se hum ne shuru kiya tha. Main samajhta hoon ke is mukammal kami ki wajah, hamari humahangi taraqqi mein rukawat sirf aur sirf zyada aabadi hai.</text:p>
            <text:p/>
            <text:p>Zyada aabadi ki wajah se pasmandagi, na-taleemi, aur mukhtalif qisam ke tohamat aur ghalat aqayed barh rahe hain. Ab sawal yeh uthta hai ke is maslay se kaise nimta jaye?</text:p>
            <text:p/>
            <text:p>Is ta'alluqu mein tamam wajahat humein maloom hain, lekin in sab ko aik hi waqt mein khatam nahi kiya ja sakta. Is liye agar humein is maslay se nimatna hai to humein do-tarfa strategy apnani hogi.</text:p>
            <text:p/>
            <text:p>Pehla yeh ke awaam ko chhotay khandanon ke faide se agah kiya jaye, aur doosra yeh ke is barhti hui aabadi ko mulk ke faide ke liye istemal kiya jaye.</text:p>
            <text:p/>
            <text:p>Humein yeh fun China se seekhna chahiye, ek aur mulk jahan aabadi bohat zyada hai. China ko kabhi bhi apni zyada aabadi par ghabraya hua nahi suna gaya, kyunke wo isay apni taqat ke taur par istemal karta hai.</text:p>
            <text:p/>
            <text:p>Humein yaad rakhna chahiye ke aabadi ko mulk ke liye ek qudrati wasila banaya ja sakta hai. Human resource ko khushhaali paida karne ke liye wasail ke taur par istemal kiya ja sakta hai. Is aabadi ko sarkon ki tameer, imaraton ke kaam waghera mein mufeed tor par lagaya ja sakta hai – jisse mulk ke buniyadi infrastructure ki taraqqi nazar aayegi.</text:p>
            <text:p/>
            <text:p>Is tarah se barhti hui aabadi par do-rukni strategy kam az kam, zyada aabadi ke nuksan ko kam kar sakti hai. Is moqe par yeh yaad rakhna zaroori hai ke jab tak aabadi zyada hai, tab tak ‘Haves’ aur ‘Have Nots’ ke darmiyan aik gehri khai mojood rahegi.</text:p>
            <text:p/>
            <text:p>Iska nateeja yeh hoga ke yeh kabhi bhi asal aur sehatmand taraqqi ki ijaazat nahi dega. Aaj tak is maslay ki wajah se hum taraqqi mein aik qadam aage barhtay hain, magar do qadam peeche chalay jate hain – aur is tarah taraqqi asal mein mehsoos nahi hoti. Jab tak taraqqi ki taraf jaane wali is rawangi ko roka nahi jata, tab tak asal taraqqi mumkin nahi.</text:p>
            <text:p/>
            <text:p>Itni zyada aabadi ki wajah se Bharat har crisis mein pehla mulk ban jata hai – chaahe wo polio ke cases hoon, AIDS ke cases hoon, bhookh ya mausam ki wajah se hone wali moutain – yeh sab kuch duniya ke kisi bhi aur mulk se zyada yahaan hota hai, teesri duniya ke mumalik se bhi.</text:p>
          </table:table-cell>
          <table:table-cell table:number-columns-repeated="16376" table:style-name="ce1"/>
        </table:table-row>
        <table:table-row table:style-name="ro4">
          <table:table-cell office:value-type="string" table:style-name="ce4">
            <text:p>دل کے امراض سے بچنے کے لیے کس قسم کا کھانا کھانا چاہیے؟</text:p>
          </table:table-cell>
          <table:table-cell office:value-type="string" table:style-name="ce4">
            <text:p>آپ کو یہ معلوم ہو گا کہ کچھ مخصوص غذائیں کھانے سے دل کی بیماریاں پیدا ہوتی ہیں اور اپنی ڈائٹ کو تبدیل کرنا بھی مشکل ہو جاتا ہے۔ این ڈی ٹی وی کے مطابق دل کو بیماریوں سے بچانے والی سات غذائیں بھی ہیں جن کے کھانے سے آپ اپنے دل کو صحت مند رکھ سکتے ہیں۔ آئیے جانتے ہیں کہ دل کو صحت مند رکھنے والی سات غذائیں کون سی ہیں۔ کالا لوبیا کالا لوبیا وزن میں ہلکا، لچکدار اور معدنیات سے بھرپور ہوتا ہے۔ میگنیشیئم، فولیٹ اور اینٹی آکسیڈنٹ بلڈ پریشر کو کم رکھنے میں مدد فراہم کرتے ہیں۔ اُن کے فائبر سے بلڈ شوگر کنٹرول کرنے میں مدد ملتی ہے اور کولیسٹرول ٹھیک رہتا ہے۔ آپ کالے لوبیے کو سوپ اور سلاد میں شامل کر کے معدنیات سے مزید سے فائدہ اٹھا سکتے ہیں۔ السی کا بیج اور تخم شربتی السی کے بیج اور تخم شربتی میں اومیگا تھری فیٹی ایسڈ کی بڑی مقدار پائی جاتی ہے۔ ان بیجوں میں فیٹی ایسڈ اور الفا لائینو لینک ایسڈ پودوں سے ملتا ہے۔ اومیگا تھری فیٹی ایسڈ سے صحت پر مثبت اثرات ہیں جس سے یہ ٹرائی گلائیسیرائڈ کو کم کرنے کے ساتھ ساتھ ایل ڈی ایل اور کولیسٹرول کے لیول کو ریگولیٹ کرتا ہے۔ ان بیجوں کے باعث بلڈ پریشر اور خون کی شریانوں میں جمی چکناہٹ اور چربی کم ہوتی ہے۔ اومیگا تھری فیٹی ایسڈ سے دل کا دورہ پڑنے کا چانس کم ہوتا ہے۔ سالمن مچھلی سالمن دل کی صحت کے لیے ایک بہترین غذا ہے کیونکہ اس میں اومیگا تھری بڑی تعداد میں موجود ہوتی ہے۔ اومیگا تھری صحت مند فیٹ ہیں جن سے بلڈ پریشر میں کمی ہوتی ہے اور دل کی بیماریاں ہونے کا امکان کم ہوتا ہے۔ اخروٹ روزانہ چند اخروٹ کھانے سے کولیسٹرول میں کمی ہوتی ہے۔ اس سے انسان کے دل میں شریانوں کی سوزش بھی نہ ہونے میں مدد ملتی ہے۔ اخروٹ میں اومیگا تھری فیٹی ایسڈ، مونو انسیچوریٹڈ فیٹس، پلانٹ سٹیورولز اور فائبر کثرت سے پائے جاتے ہیں۔ دلیہ دلیے سے ذیابیطس میں کمی ہوتی ہے جبکہ اسے وقتاً فوقتاً کھانے سے بلڈ شوگر میں بھی کمی ہوتی ہے۔ دلیے سے آپ کا پیٹ کئی گھنٹوں تک بھرا رہتا ہے اور صحت کے لیے نقصان دہ سنیکس کھانے سے نجات ملتی ہے۔ دلیے میں موجود فائبر سے ایل ڈی ایل اور صحت کے لیے نقصان دہ کولیسٹرول کم ہوتا ہے جس سے آپ کے دل کو کی بیماریاں ہونے کی امکانات کم ہوتے ہیں۔ ہرے پتوں والی سبزیاں ہرے پتوں والی سبزیاں جیسا کہ پالک، بند گوبھی اور سبز پتے جیسے کے مولی کے پتے وغیرہ وٹامن، معدنیات اور اینٹی آکسیڈنٹ سے بھرپور ہوتے ہیں۔ یہ خاص طور پر وٹامن کے کا بہترین ذریعہ ہوتے ہیں جس سے دل کی شریانیں محفوظ رہتی ہیں۔ اس کے علاوہ ان میں کافی مقدار میں غذائی نائٹریٹ ملتی ہے جس سے بلڈ پریشر کم ہوتا ہے، شریانیں ڈھیلی پڑتی ہیں اور خون کی رگوں میں خلیے ٹھیک طرح سے کام کرتے ہیں۔ بیریز سٹرابیریز، بلیو بیریز، بلیک بیریز اور راسپ بیریز میں اہم معدنیات کثرت سے پائی جاتی ہیں جو کہ دل کی صحت کو ٹھیک رکھنے کے لیے نہایت اہم ہیں۔ آکسیڈیٹو دباؤ اور سوزش جس سے دل کی بیماریاں ہوتی ہیں، وہ بیریز میں پائے جانے والے اینٹی آکسیڈنٹس جیسا کہ اینتھو سیاننز سے ختم ہوتے ہیں۔ بیریز کے کھانے سے دل کو لاحق کئی عارضے ٹھیک ہوتے ہیں۔</text:p>
          </table:table-cell>
          <table:table-cell office:value-type="string" table:style-name="ce4">
            <text:p>Urdu</text:p>
          </table:table-cell>
          <table:table-cell office:value-type="string" table:style-name="ce4">
            <text:p>urd</text:p>
          </table:table-cell>
          <table:table-cell office:value-type="string" table:style-name="ce4">
            <text:p>re-annotations</text:p>
          </table:table-cell>
          <table:table-cell office:value-type="string" table:style-name="ce4">
            <text:p>3c58627bdd10d967139768afeaaf3ed10ac1b76161a6eb6efcc12f1e3225a452</text:p>
          </table:table-cell>
          <table:table-cell office:value-type="string" table:style-name="ce6">
            <text:p>Dil ke amraz se bachne ke liye kis qisam ka khana khana chahiye?</text:p>
          </table:table-cell>
          <table:table-cell office:value-type="string" table:style-name="ce5">
            <text:p>Aap ko yeh maloom ho ga keh kuch makhsoos ghizayein khanay se dil ki beemariyan paida hoti hain aur apni diet ko tabdeel karna bhi mushkil ho jata hai. NDTV ke mutabiq dil ko beemariyon se bachane wali saat ghizayein bhi hain jin ke khanay se aap apne dil ko sehat mand rakh saktay hain. Aaiye jaante hain ke dil ko sehat mand rakhne wali saat ghizayein kaun si hain.</text:p>
            <text:p/>
            <text:p>Kala lobia</text:p>
            <text:p>Kala lobia wazan mein halka, lachakdaar aur maadniyat se bharpoor hota hai. Magnesium, folate aur antioxidant blood pressure ko kam rakhne mein madad faraham karte hain. Un ke fiber se blood sugar control karne mein madad milti hai aur cholesterol theek rehta hai. Aap kalay lobiye ko soup aur salad mein shamil kar ke maadniyat se mazeed se faida utha saktay hain.</text:p>
            <text:p/>
            <text:p>Alsi ka beej aur tukhm-e-sharbati</text:p>
            <text:p>Alsi ke beej aur tukhm-e-sharbati mein omega-3 fatty acid ki barri miqdar payi jati hai. In beejon mein fatty acid aur alpha lino linic acid podon se milta hai. Omega-3 fatty acid se sehat par musbat asraat hain jis se yeh triglyceride ko kam karne ke sath sath LDL aur cholesterol ke level ko regulate karta hai. In beejon ke baais blood pressure aur khoon ki shiryanon mein jami chiknahat aur charbi kam hoti hai. Omega-3 fatty acid se dil ka daura parne ka chance kam hota hai.</text:p>
            <text:p/>
            <text:p>Salmon machhli</text:p>
            <text:p>Salmon dil ki sehat ke liye aik behtareen ghiza hai kyunkeh is mein omega-3 barri tadaad mein mojood hoti hai. Omega-3 sehat mand fat hain jin se blood pressure mein kami hoti hai aur dil ki beemariyan honay ka imkaan kam hota hai.</text:p>
            <text:p/>
            <text:p>Akhrot</text:p>
            <text:p>Rozana chand akhrot khanay se cholesterol mein kami hoti hai. Is se insaan ke dil mein shiryanon ki soozish bhi na honay mein madad milti hai. Akhrot mein omega-3 fatty acid, mono unsaturated fats, plant sterols aur fiber kasrat se paye jatay hain.</text:p>
            <text:p/>
            <text:p>Daliya</text:p>
            <text:p>Daliye se ziabetes mein kami hoti hai jabkeh isay waqtan fa waqtan khanay se blood sugar mein bhi kami hoti hai. Daliye se aap ka pait kai ghanton tak bhara rehta hai aur sehat ke liye nuqsan deh snacks khanay se nijaat milti hai. Daliye mein mojood fiber se LDL aur sehat ke liye nuqsan deh cholesterol kam hota hai jis se aap ke dil ko ki beemariyan honay ki imkanaat kam hotay hain.</text:p>
            <text:p/>
            <text:p>Hare paton wali sabziyaan</text:p>
            <text:p>Hare paton wali sabziyaan jaisa keh palak, band gobhi aur sabz patay jaisay keh mooli ke patay waghera vitamin, maadniyat aur antioxidant se bharpoor hotay hain. Yeh khas tor par vitamin K ka behtareen zariya hotay hain jis se dil ki shiryanain mehfooz rehti hain. Is ke ilawa in mein kafi miqdar mein ghizai nitrate milti hai jis se blood pressure kam hota hai, shiryanain dheeli parti hain aur khoon ki ragon mein khalay theek tarah se kaam karte hain.</text:p>
            <text:p/>
            <text:p>Berries</text:p>
            <text:p>Strawberries, blueberries, blackberries aur raspberries mein ahem maadniyat kasrat se payi jati hain jo keh dil ki sehat ko theek rakhne ke liye nihayat ahem hain. Oxidative dabao aur soozish jis se dil ki beemariyan hoti hain, woh berries mein paye janay wale antioxidants jaisa keh anthocyanins se khatam hotay hain. Berries ke khanay se dil ko lahaq kai aarzay theek hotay hain.</text:p>
          </table:table-cell>
          <table:table-cell table:number-columns-repeated="16376" table:style-name="ce1"/>
        </table:table-row>
        <table:table-row table:style-name="ro5">
          <table:table-cell office:value-type="string" table:style-name="ce4">
            <text:p>سقراط: "عاشق، پرندے کی طرح، اپنے محبوب سے گانے کے لیے متاثر ہوتا ہے۔ کیونکہ محبوب کی آواز عاشق کے کانوں میں ایک ناقابل بیان خوشی لاتی ہے۔" آپ کے خیال میں سقراط کیا بات کر رہا ہے؟</text:p>
          </table:table-cell>
          <table:table-cell office:value-type="string" table:style-name="ce4">
            <text:p>افلاطون کے "Phaedrus" کے اس مختصر مکالمے میں سقراط محبت کی نوعیت اور اس کی حوصلہ افزائی کرنے کی طاقت کے بارے میں بات کر رہا ہے۔ وہ مشورہ دے رہا ہے کہ جب کوئی پیار کرتا ہے تو محبوب شخص کی محض موجودگی یا آواز ہی بے پناہ خوشی اور ترغیب دے سکتی ہے۔ سقراط اکثر اپنے مکالموں میں محبت اور اس کی مختلف شکلوں کے بارے میں فلسفیانہ بحثیں کرتا ہے، اس بات پر زور دیتا ہے کہ اس کا کسی فرد کے جذبات اور اعمال پر کیا گہرا اثر پڑ سکتا ہے۔</text:p>
          </table:table-cell>
          <table:table-cell office:value-type="string" table:style-name="ce4">
            <text:p>Urdu</text:p>
          </table:table-cell>
          <table:table-cell office:value-type="string" table:style-name="ce4">
            <text:p>urd</text:p>
          </table:table-cell>
          <table:table-cell office:value-type="string" table:style-name="ce4">
            <text:p>original-annotations</text:p>
          </table:table-cell>
          <table:table-cell office:value-type="string" table:style-name="ce4">
            <text:p>3c58627bdd10d967139768afeaaf3ed10ac1b76161a6eb6efcc12f1e3225a452</text:p>
          </table:table-cell>
          <table:table-cell office:value-type="string" table:style-name="ce1">
            <text:p>Socrates keh raha hai ke muhabbat mein mehboob ki awaaz aashiq ke liye aisay suroor ka sabab banti hai jo usay andar se ilham aur khushi se bhar deti hai – jaise parinda ganay lagta hai.</text:p>
          </table:table-cell>
          <table:table-cell office:value-type="string" table:style-name="ce6">
            <text:p>Aflatoon ke "Phaedrus" ke is mukhtasir mukalme mein Suqraat muhabbat ki nature aur is ki hosla afzai karne ki taqat ke baare mein baat kar raha hai. Woh mashwara de raha hai ke jab koi pyaar karta hai to mehboob shakhs ki sirf maujoodgi ya awaaz hi bepanah khushi aur targeeb de sakti hai. Suqraat aksar apne mukalmon mein muhabbat aur is ki mukhtalif shakalon ke baare mein falsafiyana behsein karta hai, is baat par zor deta hai ke iska kisi fard ke jazbaat aur aamaal par kya gehra asar parr sakta hai.</text:p>
          </table:table-cell>
          <table:table-cell table:number-columns-repeated="16376" table:style-name="ce1"/>
        </table:table-row>
        <table:table-row table:style-name="ro6">
          <table:table-cell office:value-type="string" table:style-name="ce4">
            <text:p>میانوالی میں چھوٹے ڈیمز بنانے والے امریکہ میں مقیم ایک پاکستانی کی کیا کہانی ہے؟</text:p>
          </table:table-cell>
          <table:table-cell office:value-type="string" table:style-name="ce9">
            <text:p>میانوالی میں چھوٹے ڈیمز بنانے والے امریکہ میں مقیم ایک پاکستانی کی کیا کہانی ہے؟</text:p>
          </table:table-cell>
          <table:table-cell office:value-type="string" table:style-name="ce9">
            <text:p>امریکہ میں مقیم پیر مقصود علی شاہ کا تعلق پاکستان کے صوبہ پنجاب کے ضلع میانوالی کے ایک دور دراز گاؤں تبی سر سے ہے، جہاں انہوں نے پانی کے راستوں پر چھوٹے چھوٹے بند باندھ کر انقلاب بپا کر دیا ہے۔ نوے کی دہائی میں امریکہ منتقل ہونے والے پیر مقصود شاہ نے اپنے علاقے کے ایک بزرگ کے مشورے پر چھوٹے ڈیمز بنانے کا منصوبہ بنایا تھا۔ ابتدائی طور پر انہوں نے برساتی نالوں کے آگے بند باندھ کر ان کا پانی ضائع ہونے سے بچایا اور چھوٹے چھوٹے تالاب بنا کر پانی ذخیرہ کرنا شروع یا۔ بعدازاں جب اس کے ثمرات واضح ہونا شروع ہو گئے تو انہوں نے امریکہ سے مزید پیسے بھیج کر کام کو وسیع کیا اور قریبی آبادیوں کو پانی فراہم کرنے کے لیے ان کے گھروں کے ساتھ موجود برساتی نالوں اور بارش کا قدرتی پانی ذخیرہ کرنا شروع کیا۔ علاقہ مکینوں نے اپنی زمینیں وقف کرنا شروع کر دیں کیوں کہ یہاں کے لوگوں کا بنیادی مسئلہ پانی تھا۔ اس منصوبے کے سربراہ اور پیر مقصود علی شاہ کے بھائی پیر سید گل علی شاہ نے بتایا کہ ’ہم لوگ یہاں مفت کام کرتے ہیں اور یہ سب اللہ کی رضا اور زیر زمین پانی کی سطح بلند کرنے کے لیے کر رہے ہیں تاکہ یہاں مقیم آبادی، چرند پرند اور جانوروں کے لیے وافر مقدار میں پانی دستیاب ہو۔ ’اب تک ہم 65 منی ڈیمز بنا چکے ہیں، جب کہ 10 دوسرے سمال ڈیمز بھی بن چکے ہیں اور 11ویں سمال ڈیم پر کام جاری ہے۔‘ انہوں نے بتایا کہ ان ڈیمز کو آبی ذخیرہ بھی کہا جاتا ہے اور ان میں سے دو ڈیمز ایسے ہیں جو کنکریٹ سے بنائے گئے ہیں۔ ’ڈیمز بنانے کے لیے ہم نے مقامی آبادی،، حکومت یا کسی غیر سرکاری ادارے سے پیسے نہیں لیے بلکہ سارا پیسہ امریکہ میں مقیم پاکستانی پیر سید مقصود علی شاہ فراہم کرتے ہیں۔‘ انہوں نے بتایا کہ پیر مقصود علی شاہ کا مشن ڈیمز بنا کر ماحولیاتی آلودگی کا خاتمہ، زیر زمین پانی کی سطح بلند کرنا اور علاقہ مکینوں کو پانی کی فراہمی کا عمل جاری رکھنا ہے۔ انہوں نے مزید بتایا کہ پیر مقصود علی شاہ یہاں کے سکولوں میں فرنیچر بھی فراہم کر چکے ہیں اور پورے علاقے میں درخت لگانے کا کام بھی کر رہے ہیں۔ ’اب ڈیمز میں کچھ مچھلیاں بھی چھوڑی ہیں تاکہ آبی حیات کو بھی فائدہ پہنچے۔‘</text:p>
          </table:table-cell>
          <table:table-cell office:value-type="string" table:style-name="ce9">
            <text:p>Urdu</text:p>
          </table:table-cell>
          <table:table-cell office:value-type="string" table:style-name="ce9">
            <text:p>urd</text:p>
          </table:table-cell>
          <table:table-cell office:value-type="string" table:style-name="ce9">
            <text:p>original-annotations</text:p>
          </table:table-cell>
          <table:table-cell office:value-type="string" table:style-name="ce9">
            <text:p>69b0956a4263d83af5e59194d0e575616901102f02a4031c83e96331fc584d79</text:p>
          </table:table-cell>
          <table:table-cell office:value-type="string" table:style-name="ce7">
            <text:p>Mianwali mein chhote dams banane wale America mein muqeem ek Pakistani ki kya kahani hai?</text:p>
          </table:table-cell>
          <table:table-cell office:value-type="string" table:style-name="ce8">
            <text:p>America mein muqeem Pir Maqsood Ali Shah ka taluq Pakistan ke suba Punjab ke zila Mianwali ke aik door daraz gaon Tabi Sar se hai, jahan unhon ne paani ke raston par chhote chhote band baandh kar ek inquilab bapa kar diya hai. <text:s/>90 ki daihai mein America muntaqil hone wale Pir Maqsood Shah ne apne ilaqay ke aik buzurg ke mashwaray par chhote dams banane ka mansooba banaya tha. Ibtidaai tor par unhon ne barsati nalo ke aage band baandh kar un ka paani zaya hone se bachaya aur chhote chhote talab bana kar paani zakhira karna shuru kiya. <text:s/>Baad azan jab is ke samraat wazeh honay lage to unhon ne America se mazeed paisay bhej kar kaam ko wasee kiya aur qareebi abadiyon ko paani faraham karne ke liye un ke gharon ke saath mojood barsati nalo aur barish ke qudrati paani ko zakhira karna shuru kiya. Ilaqay ke logon ne apni zameenen bhi waqf karna shuru kar di kyun ke yahan ke logon ka bunyadi masla paani tha. <text:s/>Is mansoobay ke sarbarah aur Pir Maqsood Ali Shah ke bhai Pir Syed Gul Ali Shah ne bataya ke: <text:s text:c="2"/>"Hum log yahan muft kaam karte hain aur yeh sab Allah ki raza aur zameen ke neeche paani ka satah barhane ke liye kar rahe hain, taake yahan ke log, janwar aur parinday paani se mustafeed ho saken." <text:s text:c="3"/>Unhon ne bataya: <text:s text:c="2"/>"Ab tak hum 65 mini dams bana chuke hain, jabke 10 doosray small dams bhi tayar ho chuke hain aur 11wa small dam abhi tameer ho raha hai." <text:s/>Unhon ne ye bhi kaha ke in dams ko aabi zakhira bhi kaha jata hai aur in mein se do dams aise hain jo concrete se banaye gaye hain. <text:s text:c="2"/>"Dams banane ke liye hum ne na kisi hukoomat, na kisi NGO ya local abadi se paisay liye hain — sara paisa America mein muqeem Pakistani, Pir Syed Maqsood Ali Shah hi faraham karte hain." <text:s text:c="2"/>Unhon ne bataya ke Pir Maqsood Ali Shah ka mission hai ke: <text:s text:c="2"/>Dams bana kar maholiyati aloodgi ka khatma, <text:s text:c="2"/>Zameen ke neeche paani ka satah barhana, <text:s/>Aur ilaqay ke logon tak paani ki farahmi ka amal jari rakha jaye. <text:s text:c="2"/>Unhon ne ye bhi kaha ke: <text:s text:c="4"/>Pir Maqsood Ali Shah ne yahan ke schools mein furniture bhi faraham kiya hai, <text:s/>Aur puray ilaqay mein darakht lagane ka kaam bhi kiya ja raha hai. <text:s text:c="2"/>"Ab dams mein kuch machhliyan bhi chhodi hain taake aabi hayat ko bhi faida ho." <text:s text:c="3"/>Yeh kahani ek Pakistani ki hai jo mulk se door rehte hue bhi apne gaon ke liye ek be-misal service kar raha hai.</text:p>
          </table:table-cell>
          <table:table-cell table:number-columns-repeated="16375"/>
        </table:table-row>
        <table:table-row table:style-name="ro6">
          <table:table-cell office:value-type="string" table:style-name="ce4">
            <text:p>الجبرا کے بارے میں بتایں:</text:p>
          </table:table-cell>
          <table:table-cell office:value-type="string" table:style-name="ce9">
            <text:p>الجبرا کے بارے میں بتایں:</text:p>
          </table:table-cell>
          <table:table-cell office:value-type="string" table:style-name="ce9">
            <text:p>ریاضیات کی ایک شاخ الجبرا جس میں مطالعہ کیا جاتا ہے ریاضیاتی عالجوں کا اور وہ اشیاء جو ان سے بنائی جا سکتی ہیں، جس میں اصطلاحات، کثیر رقمی، مساوات اور الجبرائی ساختیں شامل ہیں۔ ہندسہ، تحلیل، وضعیت، تراکیب اور نظریہ عدد، کے ساتھ الجبرا خالص ریاضی کا بڑا حصہ ہے۔ ثانوی تعلیم میں ابتدائی الجبرا نصاب کا حصہ ہوتا ہے جس میں اعداد کی نمائندگی کرنے والے متغیر کا تعارف کرایا جاتا ہے۔ ان متغیر پر مبنی بیانات کو عالجی قواعد، جیسا کہ جمع، کے ذریعہ برتا جاتا ہے۔ یہ متنوع وجوہات کے لیے کیا جاتا ہے، جیسا کہ مساوات کے حل کرنے کے لیے۔ الجبرا کا شعبہ ابتدائی الجبرا سے بہت وسیع ہے اور اس میں مختلف عالجی قواعد کا مطالعہ کیا جاتا ہے اور یہ دیکھا جاتا ہے کہ کیا ہوتا ہے جب عالج اختراع کیے جائیں اور ان کا اعداد کے علاوہ اشیاء پر اطلاق کیا جاتا ہے۔ جمع اور ضرب کے عالجوں کو جامعاتی شکل دی جاتی ہے اور ان کی ٹھیک تعاریف الجبرائی ساختوں کی طرف لے جاتی ہیں، جیسا کہ گروہ، حلقۂ اور میدان۔ تاریخ الخوارزمی کی کتاب الكتاب المختصر في حساب الجبر والمقابلة کا ایک صفحہ لفظ الجبرا عربی الجبر سے اخذ ہے اور یہ الخوارزمی کی کتاب "الكتاب المختصر في حساب الجبر والمقابلة" سے لیا گیا ہے۔ یہ کتاب عرب ریاضیدان نے 820ء میں لکھی۔ الخوارزمی کو پدرِ الجبرا کہا جاتا ہے۔[1] اس تناظر میں لفظ الجبر کا مطلب "اتحاد مکرر" یا "بجالی" ہے۔ الخوارزمی نے گھٹاؤ اور ترازو متعارف کرایا (تفریق کی گئی اصطلاحات کو مساوات کی دوسری طرف لے جانا، یعنی، ہم مشابہ اصطلاحات کا مخالف اطراف میں کاٹنا ) جس کی طرف لفظ الجبر اصل طور پر اشارہ کرتا تھا۔[2] الخوارزمی نے چکوری مساوات کے حل کرنے کے طریقہ تفصیلی بھی بیان کیا،[3] جس کے ساتھ ہندساتی ثبوت دیے اور اس کے ساتھ ساتھ الجبرا کو آزاد شعبہ کے طور سلوک کرتے ہوئے بیان کیا۔[4] "اس کا الجبرا مسائل کا سلسلہ حل کرنے سے متعلق نہیں تھا، بلکہ ایک توضیح تھا جو اولیٰ اصطلاحات سے شروع کر کے اور جب ان اصطلاحات کے تولیفات ضرور مساوات کے لیے تمام ممکنہ نموزج دیں اور اس طرح شے کا سچا مطالعہ تشکیل دیں۔ " اس نے مساوات کو ان کے اپنے واسطے مطالعہ کیا، "جامع طور پر اور یہ سادہ طریقہ سے کسی مسئلہ کے حل کے دوران پیدا نہیں ہوتیں، بلکہ مسائل کی ایک لامتناہی جماعت کو تعریف کرنے کے لیے۔ "[5] فارسی ریاضیدان عمر خیام نے الجبرائی ہندسہ کی بنیاد استوار کی اور مکعب مساوات کا ہندساتی حل پیش کیا۔ ایک اور فارسی ریاضی دان شرف الدین الطوسی نے مکعب مساوات کے عددی اور الجبرائی حل مختلف ماجروں میں ڈھونڈے۔[6] اس نے دالہ کا تخیل بھی پیش کیا۔[7] جماعت بندی الجبرا کو ان زمرہ جات میں تقسیم کیا جا سکتا ہے : ابتدائی الجبرا، جس میں حقیقی اعداد پر عالج کے خاصوں کو لکھا جاتا ہے، علامات کو دائم اور متغیر کے لیے "جگہ پکڑ" استعمال کرتے ہوئے اور ریاضیاتی اظہار اور مساوات پر لاگو قواعد کا مطالعہ کیا جاتا ہے جن میں یہ علامات استعمال ہوتی ہیں۔ عام طور پر یہ مدرسہ میں "الجبرا" کے نام سے پڑھایا جاتا ہے۔ تجریدی الجبرا، جسے مُتَاَخِّر الجبرا بھی کہتے ہیں، میں الجبرائی ساختیں جیسا کہ گروہ، حلقہ اور میدان کو مسلماتی تعریف اور تشویش کیا جاتا ہے۔ خطی الجبرا، میں لکیری فضاء اور میٹرکس کے خاصوں کا مطالعہ کیا جاتا ہے۔ کائناتی الجبرا، جس میں تمام الجبرائی ساختوں میں مشترک خاصوں کو پڑھا جاتا ہے۔ نظریہ الجبرائی عدد، جس میں اعداد کے خاصوں کو الجبرائی نظام کے ذریعہ پڑھا جاتا ہے۔ الجبرائی ہندسہ، ہندسہ اپنے الجبرائی پہلو سے ۔ الجبرائی تالیفیات، جس میں الجبرائی طریقوں سے تولیفیاتی سوالوں کا مطالعہ کیا جاتا ہے۔ حوالہ جات Carl B. Boyer, A History of Mathematics, Second Edition (Wiley, 1991), pages 178, 181 (Boyer 1991, "The Arabic Hegemony" p. 229) اگرچہ "الجبر" اور "مقابلہ" کے معنی میں ابہام ہے، مگر ان کی تفسیر وہی ہے جو اوپر بیان کی گئی ہے۔ "الجبر" کا مطلب غالباً "بجالی" یا "تکمیل" تھا، اس کا معنی تفریق شدہ اصطلاحات کو مساوات کی دوسری طرف پلٹنا تھا؛ اور "مقابلہ" کا مطلب "گھٹاؤ" اور "ترازو" - یعنی، مشابہ اصطلاحات کا مساوات کے مخالف اطراف میں کاٹنا۔ (Boyer 1991, "The Arabic Hegemony" p. 230)"چکوری اور لکیری مساوات کے حل میں ممکن چھ ماجروں جب جڑیں مثبت ہوں، تمام ممکنہ ماجروں کا احاطہ کرتے ہیں۔ الخوارزمی کا بیان اتنا تفصیلی تھا کہ قارئین کو تھوڑی مشکل ہوتی ہو گی ان سب کو سمجھنے میں" Gandz and Saloman (1936), The sources of al-Khwarizmi's algebra, Osiris i, p. 263–277: "الخوارزمی الجبرا کا باپ کہلانے کا ڈیوپھانٹس سے زیادہ حقدار ہے کیونکہ اس نے الجبرا کو سب سے پہلے ابتدائی صورت میں پڑھایا اور اپنے واسطے، ڈیوپھانٹس کا اولٰی تعلق نظریہ اعداد سے ہے۔ " لوا خطا ماڈیول:Citation/CS1/Utilities میں 38 سطر پر: bad argument #1 to 'ipairs' (table expected, got nil)۔ لوا خطا ماڈیول:Citation/CS1/Utilities میں 38 سطر پر: bad argument #1 to 'ipairs' (table expected, got nil)۔. لوا خطا ماڈیول:Citation/CS1/Utilities میں 38 سطر پر: bad argument #1 to 'ipairs' (table expected, got nil)۔</text:p>
          </table:table-cell>
          <table:table-cell office:value-type="string" table:style-name="ce9">
            <text:p>Urdu</text:p>
          </table:table-cell>
          <table:table-cell office:value-type="string" table:style-name="ce9">
            <text:p>urd</text:p>
          </table:table-cell>
          <table:table-cell office:value-type="string" table:style-name="ce9">
            <text:p>original-annotations</text:p>
          </table:table-cell>
          <table:table-cell office:value-type="string" table:style-name="ce9">
            <text:p>69b0956a4263d83af5e59194d0e575616901102f02a4031c83e96331fc584d79</text:p>
          </table:table-cell>
          <table:table-cell office:value-type="string" table:style-name="ce7">
            <text:p>Aljebra ke baare mein batayein:</text:p>
          </table:table-cell>
          <table:table-cell office:value-type="string" table:style-name="ce8">
            <text:p>Riyaaziyat ki aik shaakh aljebra hai jismein mutaala kiya jata hai riyaaziati 'aamal (operations) ka aur woh ashya jo un se banai ja sakti hain, jismein istilahaat, kaseer raqmi (polynomials), masawaat (equations) aur aljebraai saakhtain shaamil hain. Hindsa (geometry), tahleel (analysis), waze'iyat (topology), tarkeebaat (combinatorics) aur nazriya-e-adad (number theory) ke saath aljebra khaalis riyaaziyaat ka bara hissa hai. <text:s/>Saanvi taleem mein ibtidaai aljebra nisab ka hissa hota hai jismein adad ki numaindagi karne walay mutaghayyir (variables) ka taaruf karwaya jata hai. In mutaghayyir par mabni bayanaat ko 'aamali qawaaid (jaise ke jama) ke zariye barata jata hai. Yeh mukhtalif wajoohat ki wajah se kiya jata hai, jaise ke masawaat ka hal nikaalna. <text:s/>Aljebra ka shoba ibtidaai aljebra se bohat wasee' hai aur ismein mukhtalif 'aamali qawaaid ka mutaala kiya jata hai aur dekha jata hai ke kya hota hai jab 'aamal ikhtira' (invent) kiye jayein aur un ka adad ke ilawa doosri ashya par itlaaq kiya jaye. Jama aur zarb ke 'aamaal ko jaam'iaati shakal di jati hai aur inki theek ta'areef aljebraai saakhton ki taraf le jati hai, jaise ke group, halqa (ring), aur maidan (field). <text:s text:c="2"/>Tareekhi Pas-e-Manzar: <text:s/>Aljebra lafz arabi lafz "al-jabr" se makhuz hai, aur yeh lafz Muhammad ibn Musa al-Khwarizmi ki kitaab "Al-Kitab al-Mukhtasar fi Hisab al-Jabr wal-Muqabala" se liya gaya hai, jo usne 820 A.D mein likhi. Al-Khwarizmi ko "Pidar-e-Aljebra" (Father of Algebra) kaha jata hai. Is silsile mein "al-jabr" ka matlab tha “bajaali” ya “takmeel” — yaani, tafreeq shuda istilahaat ko masawaat ki doosri taraf le jana. <text:s text:c="2"/>Al-Khwarizmi ne chakoori (quadratic) masawaat ke hal karne ka tareeqa tafseel se bayaan kiya, jiske saath hindsaati saboot bhi diye aur aljebra ko ek azaad shoba ke tor par bayaan kiya. Usne masawaat ka mutaala un ke apne wastay kiya — yaani, masail ke hal ke dauran paida hone wali soorat-e-haal ke bajaye, masail ki aik la-matnaahi jama'at ko ta'areef karne ke liye. Aljebra mein chand aham shaakhein: <text:s text:c="3"/>Ibtidaai Aljebra: Adadi 'aamaal aur masawaat par mabni, aam tor par school mein padhai jati hai. <text:s text:c="2"/>Tajreedi (Abstract) Aljebra: Jaise ke groups, rings aur fields ki tajziyah aur mutaala. <text:s text:c="2"/>Khattee Aljebra: Linei faza (vector spaces) aur matrix ke khususiyaat ka mutaala. <text:s/>Kaainati Aljebra: Tamam aljebraai saakhton ke mushtarik khasoosiyat ka mutaala. <text:s text:c="2"/>Nazriya Aljebraai Adad: Adad ke khasoosiyat ka aljebraai nizaamon ke zariye mutaala. <text:s/>Aljebraai Hindsa: Hindsa ko us ke aljebraai pehlu se dekha jata hai. <text:s/>Aljebraai Tarkeebiyaat: Tarkeebati sawalon ka aljebraai tareeqon se hal. <text:s text:c="2"/>Mashhoor Shakhsiyat: <text:s text:c="2"/>Al-Khwarizmi: Aljebra ka بانی (bani). <text:s/>Umar Khayyam: Aljebraai hindsa ki buniyad daali, aur cubic masawaat ka hindsaati hal diya. <text:s text:c="3"/>Sharaf al-Din al-Tusi: Cubic masawaat ka adadi aur aljebraai hal aur "dala" ka tasawwur pesh kiya. <text:s/>Yeh sab aljebra ke shandar tareekhi aur sainsi pehlu ko samajhne mein madad detay hain.</text:p>
          </table:table-cell>
          <table:table-cell table:number-columns-repeated="16375"/>
        </table:table-row>
        <table:table-row table:style-name="ro6">
          <table:table-cell office:value-type="string" table:style-name="ce4">
            <text:p>انسٹاگرام پر حوالے کیا ہوتے ہیں؟</text:p>
          </table:table-cell>
          <table:table-cell office:value-type="string" table:style-name="ce9">
            <text:p>انسٹاگرام پر حوالے کیا ہوتے ہیں؟</text:p>
          </table:table-cell>
          <table:table-cell office:value-type="string" table:style-name="ce9">
            <text:p>انسٹاگرام پر "ریفرنسز" عموماً آپ کی پوسٹوں، کیپشنز یا تبصرے میں دوسرے صارفین کے ذکر یا ٹیگ کا مطلب ہوتا ہے۔ جب آپ اپنے مواد میں کسی دوسرے صارف کا یوزر نیم ذکر کرتے ہیں یا ٹیگ کرتے ہیں، تو ان کے پروفائل کا لنک بنتا ہے اور ان کو مطلع کیا جاتا ہے کہ ان کا ذکر کیا گیا ہے۔ یہ دوسرے صارفین سے رابطہ قائم کرنے، ان کو شناخت دینے، تعاون کرنے یا صرف آپ کی مشترکہ حوالے دینے کا ایک طریقہ ہوتا ہے۔</text:p>
          </table:table-cell>
          <table:table-cell office:value-type="string" table:style-name="ce9">
            <text:p>Urdu</text:p>
          </table:table-cell>
          <table:table-cell office:value-type="string" table:style-name="ce9">
            <text:p>urd</text:p>
          </table:table-cell>
          <table:table-cell office:value-type="string" table:style-name="ce9">
            <text:p>original-annotations</text:p>
          </table:table-cell>
          <table:table-cell office:value-type="string" table:style-name="ce9">
            <text:p>0ec51c9131725a2c6102e5788a1a07823397bd2ca05ad00941be2c8b2926bdaa</text:p>
          </table:table-cell>
          <table:table-cell office:value-type="string" table:style-name="ce7">
            <text:p>Instagram par hawalay kya hotay hain?</text:p>
          </table:table-cell>
          <table:table-cell office:value-type="string" table:style-name="ce7">
            <text:p>Instagram par "references" amooman aap ki posts, captions ya tabsaray mein doosray users ka zikar ya tag karne ka matlab hota hai. Jab aap apne muwaad mein kisi doosray user ka username zikar karte hain ya tag karte hain, to unke profile ka link ban jata hai aur unhein ittila di jati hai ke un ka zikar kiya gaya hai. Yeh doosray users se raabta qaim karne, unhein shanakht dene, taawun karne ya sirf mushtarka hawalay dene ka aik tareeqa hota hai.</text:p>
          </table:table-cell>
          <table:table-cell table:number-columns-repeated="16375"/>
        </table:table-row>
        <table:table-row table:style-name="ro6">
          <table:table-cell office:value-type="string" table:style-name="ce4">
            <text:p>پوښتنه: كه چرګ د يو ټيټ چت په سر هګۍ واچوي، په كومه لار به وګرځي؟</text:p>
          </table:table-cell>
          <table:table-cell office:value-type="string" table:style-name="ce9">
            <text:p>کینوا کیا ہے؟</text:p>
          </table:table-cell>
          <table:table-cell office:value-type="string" table:style-name="ce9">
            <text:p>کینوا ایک آن لائن گرافک ڈیزائن پلیٹ فارم ہے جو صارفین کو ڈیزائنز، پریزنٹیشنز، پوسٹرز، دستاویزات، اور دیگر بصری مواد تخلیق کرنے کی سہولت فراہم کرتا ہے۔ اس میں آسانی سے استعمال ہونے والے ڈریگ اینڈ ڈراپ انٹرفیس اور ہزاروں ٹیمپلیٹس کا انتخاب ہوتا ہے، جو کاروباری اور ذاتی استعمال دونوں کے لیے موزوں ہیں۔ کینوا کا بنیادی ورژن مفت ہے، لیکن پریمیم خصوصیات تک رسائی کے لیے سبسکرپشن بھی پیش کرتا ہے۔</text:p>
          </table:table-cell>
          <table:table-cell office:value-type="string" table:style-name="ce9">
            <text:p>Urdu</text:p>
          </table:table-cell>
          <table:table-cell office:value-type="string" table:style-name="ce9">
            <text:p>urd</text:p>
          </table:table-cell>
          <table:table-cell office:value-type="string" table:style-name="ce9">
            <text:p>re-annotations</text:p>
          </table:table-cell>
          <table:table-cell office:value-type="string" table:style-name="ce9">
            <text:p>69b0956a4263d83af5e59194d0e575616901102f02a4031c83e96331fc584d79</text:p>
          </table:table-cell>
          <table:table-cell office:value-type="string" table:style-name="ce7">
            <text:p>Canva kya hai?</text:p>
          </table:table-cell>
          <table:table-cell office:value-type="string" table:style-name="ce7">
            <text:p>Canva aik online graphic design platform hai jo sarfeen ko designs, presentations, posters, dastawaizaat, aur doosray basri (visual) muwaad takhleeq karne ki sahulat faraham karta hai. Is mein aasani se istemaal honay wala drag and drop interface aur hazaaron templates ka intekhab hota hai, jo karobari aur zaati istemaal dono ke liye mozoon hain. Canva ka bunyadi version muft hai, lekin premium khasoosiyat tak rasai ke liye subscription bhi pesh karta hai.</text:p>
          </table:table-cell>
          <table:table-cell table:number-columns-repeated="16375"/>
        </table:table-row>
        <table:table-row table:style-name="ro7">
          <table:table-cell office:value-type="string" table:style-name="ce4">
            <text:p>کینوا کیا ہے؟</text:p>
          </table:table-cell>
          <table:table-cell office:value-type="string" table:style-name="ce9">
            <text:p>کیا ہم واقعی کچھ بھی جان سکتے ہیں، یا تمام علم شکوک و شبہات کا شکار ہیں؟ یقین اور علم کی نوعیت کو دریافت کریں۔</text:p>
          </table:table-cell>
          <table:table-cell office:value-type="string" table:style-name="ce9">
            <text:p>یہ سوال علم کے مطالعہ سے متعلق علمی علم میں شامل ہے۔ فلسفیانہ شکوک و شبہات بعض علم کے امکان کو چیلنج کرتا ہے، اس بات پر زور دیتا ہے کہ تمام عقائد شک کے تابع ہیں۔ تاہم، بہت سے ماہر علمیات کا استدلال ہے کہ اگرچہ قطعی یقین مضحکہ خیز ہو سکتا ہے، پھر بھی ہم تجرباتی شواہد، دلیل اور قابل اعتماد ذرائع سے جائز عقائد حاصل کر سکتے ہیں۔</text:p>
          </table:table-cell>
          <table:table-cell office:value-type="string" table:style-name="ce9">
            <text:p>Urdu</text:p>
          </table:table-cell>
          <table:table-cell office:value-type="string" table:style-name="ce9">
            <text:p>urd</text:p>
          </table:table-cell>
          <table:table-cell office:value-type="string" table:style-name="ce9">
            <text:p>original-annotations</text:p>
          </table:table-cell>
          <table:table-cell office:value-type="string" table:style-name="ce9">
            <text:p>3c58627bdd10d967139768afeaaf3ed10ac1b76161a6eb6efcc12f1e3225a452</text:p>
          </table:table-cell>
          <table:table-cell office:value-type="string" table:style-name="ce7">
            <text:p>Kya hum waqai kuch bhi jaan saktay hain, ya tamam ilm shak-o-shubhaat ka shikaar hain? Yaqeen aur ilm ki noiyat ko daryaft karein.</text:p>
          </table:table-cell>
          <table:table-cell office:value-type="string" table:style-name="ce7">
            <text:p>Yeh sawal ilm ke mutala‘a se mutaliq ilmi ilm mein shaamil hai. Falsafi shakk-o-shubhaat baaz auqat ilm ke imkaan ko challenge kartay hain, is baat par zor detay hain ke tamam aqaaid shak ke taabey hain. Halaankeh, bohat se maahir-e-ilmiyaat ka yeh ista’dlaal hai ke agarche qat‘i yaqeen mushkil ho sakta hai, phir bhi hum tajrubati shawahid, daleel aur qabil-e-aitimad zaraye se jaa’iz aqaaid haasil kar saktay hain.</text:p>
          </table:table-cell>
          <table:table-cell table:number-columns-repeated="16375"/>
        </table:table-row>
        <table:table-row table:style-name="ro8">
          <table:table-cell office:value-type="string" table:style-name="ce4">
            <text:p>کیا ہم واقعی کچھ بھی جان سکتے ہیں، یا تمام علم شکوک و شبہات کا شکار ہیں؟ یقین اور علم کی نوعیت کو دریافت کریں۔</text:p>
          </table:table-cell>
          <table:table-cell office:value-type="string" table:style-name="ce9">
            <text:p>دیے گئے منفی جملوں کو مثبت جملوں میں تبدیل کریں: میں نے پہلے کبھی اکیلے سفر نہیں کیا۔</text:p>
          </table:table-cell>
          <table:table-cell office:value-type="string" table:style-name="ce9">
            <text:p>جی بلکل. یہ جملہ ہے جو مثبت میں تبدیل ہو گیا ہے: میں نے پہلے بھی اکیلے سفر کیا ہے</text:p>
          </table:table-cell>
          <table:table-cell office:value-type="string" table:style-name="ce9">
            <text:p>Urdu</text:p>
          </table:table-cell>
          <table:table-cell office:value-type="string" table:style-name="ce9">
            <text:p>urd</text:p>
          </table:table-cell>
          <table:table-cell office:value-type="string" table:style-name="ce9">
            <text:p>original-annotations</text:p>
          </table:table-cell>
          <table:table-cell office:value-type="string" table:style-name="ce9">
            <text:p>997cc1877f7633ab700300f6ffa141a31e462292d8ca8e3d8bc4893e0bb767a0</text:p>
          </table:table-cell>
          <table:table-cell office:value-type="string" table:style-name="ce8">
            <text:p>Diye gaye manfi jumlay ko musbat jumlay mein tabdeel karein: Main ne pehle kabhi akelay safar nahi kiya.</text:p>
          </table:table-cell>
          <table:table-cell office:value-type="string" table:style-name="ce7">
            <text:p>Ji bilkul. Yeh jumla hai jo musbat mein tabdeel ho gaya hai: Main ne pehle bhi akelay safar kiya hai.</text:p>
          </table:table-cell>
          <table:table-cell table:number-columns-repeated="16375"/>
        </table:table-row>
        <table:table-row table:style-name="ro6">
          <table:table-cell office:value-type="string" table:style-name="ce4">
            <text:p>دیے گئے منفی جملوں کو مثبت جملوں میں تبدیل کریں: میں نے پہلے کبھی اکیلے سفر نہیں کیا۔</text:p>
          </table:table-cell>
          <table:table-cell office:value-type="string" table:style-name="ce9">
            <text:p>سرسید احمد خان کا دو قومی نظریہ وقت کے ساتھ کس طرح تیار ہوا، اور اس نے 20ویں صدی میں پاکستان کے قیام کی نظریاتی بنیادیں رکھنے میں کیا کردار ادا کیا؟</text:p>
          </table:table-cell>
          <table:table-cell office:value-type="string" table:style-name="ce9">
            <text:p>سر سید احمد خان کا دو قومی نظریہ، ابتدائی طور پر 19ویں صدی کے ہندوستان میں مسلمانوں کے سماجی و سیاسی حالات کے جواب کے طور پر وضع کیا گیا، وقت کے ساتھ ساتھ اس میں نمایاں ارتقاء ہوا۔ جب کہ اس نے ابتدائی طور پر موجودہ فریم ورک کے اندر سماجی و اقتصادی ترقی اور سیاسی نمائندگی پر توجہ مرکوز کی، اس کے بعد علامہ اقبال اور محمد علی جناح جیسے رہنماؤں نے اپنے نظریات کو وسعت دی۔ دو قومی نظریہ، جیسا کہ 20 ویں صدی میں بیان کیا گیا تھا، نے یہ موقف اختیار کیا کہ ہندو اور مسلمان مختلف تاریخی، ثقافتی اور مذہبی شناختوں کے ساتھ الگ الگ قومیں ہیں، جس کی وجہ سے ایک الگ مسلم ریاست کا مطالبہ شروع ہوا، جس کے نتیجے میں 1947 میں پاکستان کا قیام عمل میں آیا۔ .</text:p>
          </table:table-cell>
          <table:table-cell office:value-type="string" table:style-name="ce9">
            <text:p>Urdu</text:p>
          </table:table-cell>
          <table:table-cell office:value-type="string" table:style-name="ce9">
            <text:p>urd</text:p>
          </table:table-cell>
          <table:table-cell office:value-type="string" table:style-name="ce9">
            <text:p>original-annotations</text:p>
          </table:table-cell>
          <table:table-cell office:value-type="string" table:style-name="ce9">
            <text:p>3c58627bdd10d967139768afeaaf3ed10ac1b76161a6eb6efcc12f1e3225a452</text:p>
          </table:table-cell>
          <table:table-cell office:value-type="string" table:style-name="ce7">
            <text:p>Sir Syed Ahmed Khan ka do qaumi nazriya waqt ke saath kis tarah tayyar hua, aur is ne 20veen sadi mein Pakistan ke qiyaam ki nazriati bunyaden rakhne mein kya kirdar ada kiya?</text:p>
          </table:table-cell>
          <table:table-cell office:value-type="string" table:style-name="ce7">
            <text:p>Sir Syed Ahmed Khan ka do qaumi nazriya, ibtidaai tor par 19win sadi ke Hindustan mein Musalmanon ke samaji aur siyasi halaat ke jawab ke tor par waza kiya gaya, waqt ke saath saath is mein numayaan irtiqa hua. Jab ke is ne ibtidaai tor par mojooda framework ke andar samaji o iqtisadi taraqqi aur siyasi numaindagi par tawajju markooz ki, us ke baad Allama Iqbal aur Muhammad Ali Jinnah jaise rehnumaon ne is ke nazriyat ko wusat di. Do qaumi nazriya, jaisa ke 20win sadi mein bayan kiya gaya tha, ne yeh mauqif ikhtiyar kiya ke Hindu aur Musalman mukhtalif tareekhi, saqafati aur mazhabi shanakhton ke saath alag alag qaumein hain, jis ki wajah se aik alag Muslim riyasat ka mutaliba shuru hua, jis ke nateeje mein 1947 mein Pakistan ka qiyaam amal mein aaya.</text:p>
          </table:table-cell>
          <table:table-cell table:number-columns-repeated="16375"/>
        </table:table-row>
        <table:table-row table:style-name="ro6">
          <table:table-cell office:value-type="string" table:style-name="ce4">
            <text:p>سرسید احمد خان کا دو قومی نظریہ وقت کے ساتھ کس طرح تیار ہوا، اور اس نے 20ویں صدی میں پاکستان کے قیام کی نظریاتی بنیادیں رکھنے میں کیا کردار ادا کیا؟</text:p>
          </table:table-cell>
          <table:table-cell office:value-type="string" table:style-name="ce9">
            <text:p>ایسے کون کون سے کھانے ہیں جو وزن بڑھاتے ہیں؟</text:p>
          </table:table-cell>
          <table:table-cell office:value-type="string" table:style-name="ce9">
            <text:p>ہم جو چیز کھاتے ہیں اس کا ہمارے جسم پر براہ راست اثر پڑتا ہے۔ غذائیت سے بھرپور اشیا کھانے سے ہم تندرست رہتے ہیں تاہم کچھ کھانے کی چیزیں ایسی بھی ہیں جو ہمارا وزن بڑھاتی ہیں۔ ہم کچھ ایسے کھانے بھی کھا رہے ہوتے ہیں جن کا ہمیں علم نہیں ہوتا کہ وہ ہماری صحت کے لیے کتنا نقصان دہ ہو سکتے ہیں۔ آئیے جانتے ہیں کہ کھانے کی وہ سات چیزیں کون سی ہیں جو ہمارا وزن بڑھا رہی ہیں۔ پھلوں کے جوس یہ بات عام طور پر رائج ہے کہ پھلوں کا جوس قدرتی طور پر پھلوں کے اجزاء کے باعث ہماری صحت کے لیے مفید ہوتا ہے تاہم وہ ہمارا وزن بھی بڑھانے میں پیش پیش ہوتے ہیں۔ دکانوں پر فروخت ہونے والے کمرشل جوس اضافی شوگر سے بھرپور ہوتے ہیں جن سے ہماری کیلوریز جلدی سے بڑھتی ہیں جبکہ جوس بنانے کے مرحلے میں پھلوں سے فائبر نکال لیا جاتا ہے جس سے ہماری کیلوریز میں مزید اضافہ ہوتا ہے۔ گرینولا بار گرینولا بار کو آسان اور صحت مند سنیک کے طور پر کھایا جاتا ہے تاہم گرینولا بار میں کبھی کھبار اضافی شوگر اور فیٹس بھی موجود ہوتی ہیں۔ دکانوں پر فروخت ہونے والی گرینولا بار میں چاکلیٹ چپس، شہد اور بقیہ میٹھا مواد ہوتا ہے جسے زیادہ مقدار میں کھانے سے وزن بڑھ سکتا ہے۔ ڈارئی فروٹ عام طور پر فروٹ کھانا صحت کے لیے مفید ہوتے ہیں تاہم انہیں ڈرائی کرنے کے عمل کے باعث ان میں موجود شوگر پک جاتی ہے جس کے باعث ڈرائی فروٹ کیلوریز سے بھرپور غذا بن جاتے ہیں۔ مٹھی بھر ڈرائی فروٹ کھانا کوئی بڑی بات نہیں لگتی تاہم اس سے ہمارے جسم کی کیلوریز تیزی سے بڑھتی ہیں۔ نٹ بٹر نٹ یعنی خشک میوے جسم کے لیے مفید چربی اور پروٹین کا ایک بہترین ذریعہ ہیں تاہم نٹ بٹر کے لیے ایسا نہیں کہا جا سکتا۔ نٹ بٹر کے کئی کمرشل برینڈز میں آئل، شوگر اور مصنوعی اجزاء اس کے ذائقہ اور معیار کو بڑھانے کے لیے ڈالے جاتے ہیں۔ یہ اضافی اجزاء نٹ بٹر میں کیلوریز کو تیزی سے بڑھا دیتے ہیں اور اگر اسے زیادہ مقدار میں کھایا جائے تو ہمارا وزن بڑھتا ہے۔ سموتھیز سموتھیز سے ہماری غذا میں پھلوں اور سبزیوں کو شامل کیا جا سکتا ہے تاہم ان میں کیلوریز اور شوگر کی بھرپور تعداد پائی جاتی ہے۔ ایسی سموتھیس جو کہ سٹور سے خریدی گئی ہوں یا گھر میں اضافی میٹھے اجزاء سے بنائی گئی ہوں، اُن میں کیلوریز کی بڑی تعداد موجود ہوتی ہے۔ سموتھیز ایک ایسا مشروب ہوتا ہے جو کہ فروٹ جوس اور خشک دہی سے بنایا جاتا ہے جس میں میٹھا کثرت سے پایا جاتا ہے جس کے باعث اگر اسے زیادہ پیا جائے تو وزن بڑھ سکتا ہے۔ اگر سموتھیز میں صرف پھل یا سبزیاں یا بغیر میٹھے کے دودھ شامل کیا جائے تو پھر یہ صحت کے لیے مفید ہو سکتے ہیں۔ سلاد ڈریسنگ سلاد کو عام طور پر وزن کم کرنے کے لیے ایک بہترین خوراک کے طور پر استعمال کیا جاتا ہے لیکن سلاد ڈریسنگ یعنی سلاد پر ساوس کا استعمال اسے کیلوریز سے بھرپور بنا دیتا ہے۔ بوتل میں دستیاب سلاد ڈریسنگ میں اضافی شوگر، نقصان دہ فیٹ اور مصنوعی اجزاء ہوتے ہیں جو کہ ہماری کیلوریز کو بڑھا دیتے ہیں۔ بازاری سلاد ڈریسنگ کی بجائے گھر میں موجود زیتون کے تیل، سِرکے، جڑی بوٹیوں اور مصالحوں کو سلاد کے فلیور کو بڑھانے کے لیے استعمال کیا جا سکتا ہے۔ وِیٹ بریڈ وِیٹ بریڈ کو وائٹ بریڈ کے مقابلے میں جسم کے لیے مفید سمجھا جاتا ہے تاہم اس میں بھی کاربوہائیڈریٹس اور کیلوریز موجود ہوتی ہیں۔ اگر ہم بریڈ کا ایک بڑا حصہ کھاتے ہیں تو چاہے وہ کسی بھی قسم کی ہو، اس سے ہمارا وزن بڑھتا ہے۔ اگر ہم وزن کم کرنے کے لیے بریڈ کو اپنی خوراک کا حصہ بناتے ہیں تو ہمیں اس کی مقدار کو دیکھنا ہو گا جبکہ دوسری جانب بریڈ خریدنے سے قبل اس کے اجزاء کو بھی دیکھنا چاہیے کیونکہ کچھ برینڈز میں اضافی شوگر اور مصنوعی اجزاء پائے جاتے ہیں۔</text:p>
          </table:table-cell>
          <table:table-cell office:value-type="string" table:style-name="ce9">
            <text:p>Urdu</text:p>
          </table:table-cell>
          <table:table-cell office:value-type="string" table:style-name="ce9">
            <text:p>urd</text:p>
          </table:table-cell>
          <table:table-cell office:value-type="string" table:style-name="ce9">
            <text:p>original-annotations</text:p>
          </table:table-cell>
          <table:table-cell office:value-type="string" table:style-name="ce9">
            <text:p>69b0956a4263d83af5e59194d0e575616901102f02a4031c83e96331fc584d79</text:p>
          </table:table-cell>
          <table:table-cell office:value-type="string" table:style-name="ce7">
            <text:p>Aisay kaun kaun se khanay hain jo wazan barhatay hain?</text:p>
          </table:table-cell>
          <table:table-cell office:value-type="string" table:style-name="ce8">
            <text:p>Hum jo cheez khatay hain us ka hamaray jism par barah-e-raast asar parta hai. Ghizaiyat se bharpoor ashya khanay se hum tandurust rehtay hain, taham kuch khanay ki cheezen aisi bhi hoti hain jo hamara wazan barhati hain. Hum kuch aise khanay bhi kha rahay hotay hain jin ka humein ilm nahi hota ke woh hamari sehat ke liye kitna nuqsan deh ho saktay hain. Aaiye jaante hain ke khanay ki woh saat cheezen kaun si hain jo hamara wazan barha rahi hain. <text:s/>Phalon ka Juice Yeh baat aam tor par raij hai ke phalon ka juice qudrati tor par phalon ke ajzaa ke bais hamari sehat ke liye mufeed hota hai, taham yeh hamara wazan bhi barhane mein peish peish hotay hain. Dukaandon par farokht honay walay commercial juice izafi sugar se bharpoor hotay hain jin se hamari calories jaldi se barhti hain jabke juice bananay ke marhalay mein phalon se fiber nikaal liya jata hai jis se calories mein mazeed izafa hota hai. Granola Bar: Granola bar ko aasan aur sehat mand snack ke tor par khaya jata hai, taham granola bar mein kabhi kabhi izafi sugar aur fats bhi mojood hoti hain. Dukaandon par farokht honay wali granola bar mein chocolate chips, shehad aur baqiya meetha mawaad hota hai jise zyada miqdaar mein khanay se wazan barh sakta hai. Dry Fruit: <text:s text:c="2"/>Aam tor par fruit khana sehat ke liye mufeed hota hai, taham unhein dry karne ke amal ke bais un mein mojood sugar pak jati hai jis ke bais dry fruit calories se bharpoor ghiza ban jatay hain. Muthi bhar dry fruit khana koi badi baat nahi lagti taham is se jism ki calories tezi se barhti hain. <text:s text:c="2"/>Nut Butter: <text:s/>Nut yaani khushk meway jism ke liye mufeed charbi aur protein ka behtareen zariya hain, taham nut butter ke liye aisa nahi kaha ja sakta. Nut butter ke kai commercial brands mein oil, sugar aur masnooi ajzaa us ke zaiqa aur miyaar ko barhane ke liye daalay jatay hain. Yeh izafi ajzaa nut butter mein calories ko tezi se barha detay hain aur agar ise zyada miqdaar mein khaya jaye to wazan barhta hai. <text:s/>Smoothies: <text:s/>Smoothies se hamari ghiza mein phalon aur sabzion ko shamil kiya ja sakta hai, taham in mein calories aur sugar ki bharpoor tadaad pai jati hai. Aisi smoothies jo store se khareedi gayi hon ya ghar mein izafi meethay ajzaa se banai gayi hon, un mein calories ki bari tadaad mojood hoti hai. Smoothies aik aisa mashroob hota hai jo fruit juice aur khushk dahi se banaya jata hai jismein meetha kasrat se paya jata hai jis ke bais agar ise zyada piya jaye to wazan barh sakta hai. Agar smoothies mein sirf phal ya sabziyan ya baghair meethay ke doodh shamil kiya jaye to phir yeh sehat ke liye mufeed ho sakti hain. <text:s/>Salad Dressing: <text:s/>Salad ko aam tor par wazan kam karne ke liye aik behtareen khoraak ke tor par istemal kiya jata hai lekin salad dressing yaani salad par sauce ka istemal ise calories se bharpoor bana deta hai. Bottle mein dastiyab salad dressing mein izafi sugar, nuqsan deh fat aur masnooi ajzaa hotay hain jo ke calories ko barha detay hain. Bazari salad dressing ki bajaye ghar mein mojood zaitoon ke tail, sirka, jari bootiyon aur masalon ko salad ke flavour ko barhane ke liye istemal kiya ja sakta hai. <text:s/>Wheat Bread: <text:s/>Wheat bread ko white bread ke muqablay mein jism ke liye mufeed samjha jata hai taham is mein bhi carbohydrates aur calories mojood hoti hain. Agar hum bread ka aik bara hissa khatay hain to chahe woh kisi bhi qisam ki ho, is se wazan barhta hai. Agar hum wazan kam karne ke liye bread ko apni ghiza ka hissa banatay hain to humein is ki miqdaar ko dekhna hoga jabke dosri jaanib bread kharidne se pehlay is ke ajzaa ko bhi dekhna chahiye kyunke kuch brands mein izafi sugar aur masnooi ajzaa paye jatay hain.</text:p>
          </table:table-cell>
          <table:table-cell table:number-columns-repeated="16375"/>
        </table:table-row>
        <table:table-row table:style-name="ro9">
          <table:table-cell office:value-type="string" table:style-name="ce4">
            <text:p>ایسے کون کون سے کھانے ہیں جو وزن بڑھاتے ہیں؟</text:p>
          </table:table-cell>
          <table:table-cell office:value-type="string" table:style-name="ce9">
            <text:p>دیے گئے منفی جملے کو مثبت جملے میں تبدیل کریں۔ درختوں پر نئے پتے نہیں آئے۔</text:p>
          </table:table-cell>
          <table:table-cell office:value-type="string" table:style-name="ce9">
            <text:p>درختوں پر نئے پتے آچکے ہیں۔</text:p>
          </table:table-cell>
          <table:table-cell office:value-type="string" table:style-name="ce9">
            <text:p>Urdu</text:p>
          </table:table-cell>
          <table:table-cell office:value-type="string" table:style-name="ce9">
            <text:p>urd</text:p>
          </table:table-cell>
          <table:table-cell office:value-type="string" table:style-name="ce9">
            <text:p>re-annotations</text:p>
          </table:table-cell>
          <table:table-cell office:value-type="string" table:style-name="ce9">
            <text:p>0ec51c9131725a2c6102e5788a1a07823397bd2ca05ad00941be2c8b2926bdaa</text:p>
          </table:table-cell>
          <table:table-cell office:value-type="string" table:style-name="ce7">
            <text:p>Diye gaye manfi jumlay ko musbat jumlay mein tabdeel karein: Darakhton par naye patay nahi aaye.</text:p>
          </table:table-cell>
          <table:table-cell office:value-type="string" table:style-name="ce7">
            <text:p>Darakhton par naye patay aa chukay hain.</text:p>
          </table:table-cell>
          <table:table-cell table:number-columns-repeated="16375"/>
        </table:table-row>
        <table:table-row table:style-name="ro6">
          <table:table-cell office:value-type="string" table:style-name="ce4">
            <text:p>دیے گئے منفی جملے کو مثبت جملے میں تبدیل کریں۔ درختوں پر نئے پتے نہیں آئے۔</text:p>
          </table:table-cell>
          <table:table-cell office:value-type="string" table:style-name="ce9">
            <text:p>سوال: زرعی معیشتوں سے صنعتی معیشتوں میں تبدیلی نے صنعتی دور میں سماجی ڈھانچے کو کیسے متاثر کیا؟</text:p>
          </table:table-cell>
          <table:table-cell office:value-type="string" table:style-name="ce9">
            <text:p>جواب: صنعتی دور میں زرعی سے صنعتی معیشتوں میں منتقلی کے گہرے سماجی اثرات مرتب ہوئے۔ جیسے جیسے کارخانے نمودار ہوئے، لوگوں کو شہری مراکز کی طرف کھینچتے ہوئے، ایک نیا محنت کش طبقہ تشکیل پایا۔ شہری کاری ایک متعین خصوصیت بن گئی، جس کے نتیجے میں شہروں کی ترقی اور روایتی زرعی بنیادوں پر سماجی ڈھانچے کا زوال ہوا۔ اس تبدیلی نے چیلنجز بھی لائے، جن میں کام کے خراب حالات، طویل اوقات، اور چائلڈ لیبر شامل ہیں۔ سماجی اور سیاسی تحریکیں اس کے ردعمل میں اٹھیں، مزدوروں کے حقوق، کام کے بہتر حالات، اور مزدور قوانین کے قیام کی وکالت کرتے ہوئے، سماجی اصلاحات کے دور اور نئے سماجی اصولوں کی تشکیل کی نشاندہی کی۔</text:p>
          </table:table-cell>
          <table:table-cell office:value-type="string" table:style-name="ce9">
            <text:p>Urdu</text:p>
          </table:table-cell>
          <table:table-cell office:value-type="string" table:style-name="ce9">
            <text:p>urd</text:p>
          </table:table-cell>
          <table:table-cell office:value-type="string" table:style-name="ce9">
            <text:p>original-annotations</text:p>
          </table:table-cell>
          <table:table-cell office:value-type="string" table:style-name="ce9">
            <text:p>3c58627bdd10d967139768afeaaf3ed10ac1b76161a6eb6efcc12f1e3225a452</text:p>
          </table:table-cell>
          <table:table-cell office:value-type="string" table:style-name="ce7">
            <text:p>Sawal: Zarai ma'eeshaton se sanati ma'eeshaton mein tabdeeli ne sanati daur mein samaji dhaanchay ko kaise mutaasir kiya?</text:p>
          </table:table-cell>
          <table:table-cell office:value-type="string" table:style-name="ce8">
            <text:p>Sanati daur mein zarai se sanati ma'eeshaton mein muntaqili ke gehre samaji asraat murattib huay. Jaise jaise karkhanay numoodar huay, logon ko shehri markazon ki taraf kheenchte huay, aik naya mehnatkash tabqa tashkeel paya. Shehri kari aik mukarrar khasoosiyat ban gayi, jis ke natijay mein shehron ki taraqqi aur riwayati zarai bunyadon par mabni samaji dhaanchay ka zawal hua. <text:s/>Is tabdeeli ne kuch challenges bhi paida kiye, jin mein kaam ke kharab halaat, taweel auqat-e-kaar, aur child labour shamil hain. Samaji aur siyasi tehreekain is ke rad-e-amal mein uthin, jo mazdooron ke huqooq, behtar kaam ke halaat, aur mazdoor qawaneen ke qayam ki himayat karti thin. In tehreekon ne samaji islaahaat ke daur aur naye samaji usoolon ki tashkeel ka aghaaz kiya.</text:p>
          </table:table-cell>
          <table:table-cell table:number-columns-repeated="16375"/>
        </table:table-row>
        <table:table-row table:style-name="ro6">
          <table:table-cell office:value-type="string" table:style-name="ce4">
            <text:p>سوال: زرعی معیشتوں سے صنعتی معیشتوں میں تبدیلی نے صنعتی دور میں سماجی ڈھانچے کو کیسے متاثر کیا؟</text:p>
          </table:table-cell>
          <table:table-cell office:value-type="string" table:style-name="ce9">
            <text:p>کیا انسٹاگرام کام بگاڑ رہا ہے</text:p>
          </table:table-cell>
          <table:table-cell office:value-type="string" table:style-name="ce9">
            <text:p>اب تک بچے اور نوجوان طبقہ پب جی اور دوسرے موبائل گیمس کی وجہ سے اپنی زندگیاں تباہ کررہے تھے،ان ڈیجیٹل کھیلوں کی وجہ سے بچوں پر ذہنی اثر پڑرہاتھا،کئی بچے ذہنی توازن کھوچکے ہیں تو کئی بچوں اور نوجوانوں کو اپنی جان سے ہاتھ دھوناپڑاہے۔اس طرح کے کھیلوں کو دیکھتے ہوئے بھارت سرکارنے ان کھیلوں پر پابندی لگا چکی ہے اور کئی بچوں کی صحیح رہنمائی اور کائونسلنگ ہونے کے بعد یہ بچے ان جان لیوا کھیلوں سے دورہوچکےہیں،لیکن پچھلے کچھ دنوں سے سوشیل کی ایک نئی وباء بچوں کی زندگیوں کو تباہ کررہی ہے،خصوصاًبچے اخلاقی گراوٹ کا شکارہورہے ہیں اور کم عمرمیں ہی ناجائز رشتے،جنسی حراسانی اور پیارومحبت کے جھوٹے جال میں پھنستے جارہے ہیں۔خاص طورپرسوشیل میڈیاپر مقبول ترین اپلیکیشن انسٹاگرام کی وجہ سے بچے اپنی حدود پارکررہے ہیں۔قریب ایک سال کے دوران سوشیل میڈیاکی اس انسٹاگرام اپلیکیشن پر بچے قبل از وقت جوان ہوچکے ہیں اور وہ پیار،عشق اور محبت کے چکرمیں پھنستے جارہے ہیں،کئی بچے سوشیل میڈیاکے اس خطرناک اپلیکیشن کی وجہ سے اپنی تعلیم متاثرکرچکے ہیں،ان حالات میں والدین کو اپنے بچوں پر نظررکھنا اس لئے مشکل ہورہاہے کہ والدین انسٹاگرام سے ناواقف ہیں اور وہاں ہونےوالی چاٹنگ،ویڈیوکال،آڈیوکال سے والدین ناواقف ہیں،جبکہ بچے اس اپلیکیشن میں خاص مہارت حاصل کرچکے ہیں۔کئی دنوں سے یہ باتیں سامنے آرہی ہیں کہ لڑکیاں مرتددہورہی ہیں اور وہ غیروں کے ساتھ تعلقات بنائی ہوئی ہیں۔ایک جائزے کے مطابق جو لڑکیاں اور عورتیں گھروں سے فرار ہوئی ہیں اُن میں بیشتر کی تعدادانسٹاگرام کے آیکٹیو یوزرس کے طورپر ہوئی ہے۔جس طرح سے سنگھ پریوارکا ایجنڈہ لوجہادکا نام دیکر مسلمانوں کو بدنام کرناہے،اُسی طرح سے لوٹراپ کے تحت مسلم لڑکیوں کو جال میں پھنسایاجارہاہے۔کم وبیش ہر بچے،جوان کے موبائل میں انسٹاگرام کا یہ اپلیکیشن موجودہے،جس میں بچے اور جوان اپنی سوچ وفکرکو سوشیل پلاٹ فارم پر بکھیرتے ہیں،اپنی تصویروں اور ویڈیوز کو عام کرتے ہیں،جس کی وجہ سے لوٹراپ گروپس کے نوجوان ان لڑکیوں اور عورتوں کو اپنے جال میں پھنسارہے ہیں۔انسٹاگرام کازیادہ تراستعمال14سے20سال تک کی لڑکیاں کررہی ہیں،جہاں پر انہیں آسانی کے ساتھ بہلایاپھسلایاجارہاہے اور وہ اپنی زندگیوں کودائو پر لگا رہی ہیں۔حالانکہ اس جال میں پھنسنےوالی کئی عورتیں غیروں کے ساتھ شادیاں رچاکر بعدمیں پچھتا رہی ہیں،حال ہی میں حیدرآباد کی ایک مسلم لڑکی نے انسٹاگرام پر ہونےوالی محبت کے ساتھ ایک نوجوان سے شادی رچائی تھی اور وہ ظلم وتشددکا شکارہوئی،بعدمیں اس نے تنگ آکر خودہی پھانسی لگا کر خودکشی کرلی ہے۔ایسے واقعات کسی کے گھرمیں بھی پیش آسکتے ہیں،اس کیلئے والدین کی ذمہ داری ہے کہ وہ اپنے بچوں کے سوشیل میڈیا کے استعمال پر غورکریں،پہلے تو اُنہیں ایسے اپلیکیشن کے استعمال سے روکیں،اگر ان کے موبائل فون پر ایسے اپلیکیشن موجود ہوں تو اُسے ہٹائیں اور اُن کی ذہن سازی کیلئے معقول انتظامات کریں،انہیں دوسری سرگرمیوں میں مصروف رکھیں،مطالعہ یا کھیلوں میں مصروف کیاجائے اور اپنے بچوں کو اپنی موجودگی میں ہی موبائل کے استعمال کیلئے ماحول بنائیں،ورنہ مشکلات بڑھ سکتی ہیں اورانسٹاگرام کا استعمال کام تمام کرسکتاہے۔</text:p>
          </table:table-cell>
          <table:table-cell office:value-type="string" table:style-name="ce9">
            <text:p>Urdu</text:p>
          </table:table-cell>
          <table:table-cell office:value-type="string" table:style-name="ce9">
            <text:p>urd</text:p>
          </table:table-cell>
          <table:table-cell office:value-type="string" table:style-name="ce9">
            <text:p>original-annotations</text:p>
          </table:table-cell>
          <table:table-cell office:value-type="string" table:style-name="ce9">
            <text:p>0ec51c9131725a2c6102e5788a1a07823397bd2ca05ad00941be2c8b2926bdaa</text:p>
          </table:table-cell>
          <table:table-cell office:value-type="string" table:style-name="ce7">
            <text:p>Kya Instagram kaam bigaar raha hai?</text:p>
          </table:table-cell>
          <table:table-cell office:value-type="string" table:style-name="ce8">
            <text:p>Ab tak bachay aur nojawan tabqa PUBG aur doosray mobile games ki wajah se apni zindagiyan tabah kar rahay thay. In digital khailon ki wajah se bachon par zehni asraat parh rahay thay, kai bachay zehni tawazun kho chukay hain, to kai bachon aur nojawanon ko apni jaan se haath dhona para hai. Is tarah ke khailon ko dekhte hue Bharat sarkar ne in khailon par pabandi laga di hai, aur kai bachon ki sahi rehnumai aur counselling ke baad yeh bachay in jaan lewa khailon se door ho chukay hain. Lekin pichlay kuch dino se social media ki aik nai waba bachon ki zindagiyon ko tabah kar rahi hai. Khaaskar bachay ikhlaqi giraawat ka shikaar ho rahay hain aur kam umar mein hi najaiz rishte, jinsi hirasani aur pyar-o-muhabbat ke jhootay jaal mein phans tay ja rahay hain. Khaas tor par social media par maqbool tareen application Instagram ki wajah se bachay apni hudood paar kar rahay hain. Qareeb aik saal ke duran Instagram application par bachay qabal az waqt jawan ho chukay hain aur woh pyar, ishq aur muhabbat ke chakkar mein phans rahay hain. Kai bachay social media ke is khatarnaak application ki wajah se apni taleem mutasir kar chukay hain. In haalaat mein walidain ko apne bachon par nazar rakhna mushkil ho gaya hai kyunke walidain Instagram se nawaqif hain aur wahan hone wali chatting, video call, audio call se bhi na-aashna hain, jabke bachay is app mein khaas mahart hasil kar chukay hain. <text:s/>Kai dino se yeh baatain samnay aa rahi hain ke larkiyan murtad ho rahi hain aur woh ghairon ke saath taalluqaat bana rahi hain. Aik jaiza ke mutabiq jo larkiyan aur auratein gharon se faraar hui hain, un mein beshtar ki tadaad Instagram ke active users ke tor par hui hai. Jis tarah se Sangh Parivaar ka agenda 'Love Jihad' ka naam de kar Musalmanon ko badnaam karna hai, usi tarah se 'Lure Trap' ke tehat Muslim larkiyon ko jaal mein phansaya ja raha hai. <text:s/>Qareeb qareeb har bacha, jawan ke mobile mein Instagram ka yeh application mojood hai, jismein bachay aur jawan apni soch-o-fikr ko social platform par bikherte hain, apni tasaveer aur videos ko aam karte hain, jiske sabab 'Lure Trap' groups ke nojawan in larkiyon aur auraton ko apne jaal mein phansa rahay hain. <text:s/>Instagram ka zyada tar istemaal 14 se 20 saal tak ki larkiyan kar rahi hain, jahan par unhein asani se behlaya-phislaya ja raha hai aur woh apni zindagiyon ko daao par laga rahi hain. Halankeh is jaal mein phansne wali kai auratein ghairon ke saath shadiyan rachakar baad mein pachtawa kar rahi hain. Haal hi mein Hyderabad ki aik Muslim larki ne Instagram par hone wali muhabbat ke saath aik nojawan se shadi ki thi, aur woh zulm-o-tashaddud ka shikaar hui, baad mein usne tang aa kar khud hi phansi laga kar khudkushi kar li. <text:s text:c="2"/>Aise waqiaat kisi ke ghar mein bhi pesh aa saktay hain. Is ke liye walidain ki zimmedari hai ke woh apne bachon ke social media ke istemaal par ghoor karein. Pehle to unhein aise applications ke istemaal se rokein, agar unke mobile phones par aise applications mojood hon to unhein hata dein, aur unki zehni saazi ke liye maqool intezam karein. Unhein doosri sargarmiyon mein masroof rakhein — mutala'a ya khailon mein masroof kiya jaye — aur apne bachon ko apni mojoodgi mein hi mobile ke istemaal ke liye mahaul dein. Warna mushkilat barh saktay hain aur Instagram ka istemaal kaam tamaam kar sakta hai.</text:p>
          </table:table-cell>
          <table:table-cell table:number-columns-repeated="16375"/>
        </table:table-row>
        <table:table-row table:style-name="ro6">
          <table:table-cell office:value-type="string" table:style-name="ce4">
            <text:p>کیا انسٹاگرام کام بگاڑ رہا ہے</text:p>
          </table:table-cell>
          <table:table-cell office:value-type="string" table:style-name="ce9">
            <text:p>کیا آپ ایڈم سمتھ کے "غیر مرئی ہاتھ" کے نظریہ اور معاشیات میں اس کے کردار کی وضاحت کر سکتے ہیں؟</text:p>
          </table:table-cell>
          <table:table-cell office:value-type="string" table:style-name="ce9">
            <text:p>ایڈم سمتھ کا نظریہ "غیر مرئی ہاتھ" معاشیات میں ایک بنیادی تصور ہے۔ اس سے پتہ چلتا ہے کہ جب افراد آزاد منڈی میں اپنے مفادات کی پیروی کرتے ہیں، تو وہ غیر ارادی طور پر پورے معاشرے کی بھلائی کو فروغ دیتے ہیں۔ اس کی وجہ یہ ہے کہ مارکیٹ میں مقابلہ وسائل کی موثر تقسیم، اعلی پیداواری صلاحیت اور بالآخر معاشرے کی ضروریات کی تسکین کا باعث بنتا ہے۔ پوشیدہ ہاتھ اس بات کی وضاحت کرتا ہے کہ کس طرح انفرادی اعمال، جو خود غرضی سے متاثر ہوتے ہیں، اجتماعی طور پر معاشرے کو فائدہ پہنچا سکتے ہیں۔</text:p>
          </table:table-cell>
          <table:table-cell office:value-type="string" table:style-name="ce9">
            <text:p>Urdu</text:p>
          </table:table-cell>
          <table:table-cell office:value-type="string" table:style-name="ce9">
            <text:p>urd</text:p>
          </table:table-cell>
          <table:table-cell office:value-type="string" table:style-name="ce9">
            <text:p>original-annotations</text:p>
          </table:table-cell>
          <table:table-cell office:value-type="string" table:style-name="ce9">
            <text:p>3c58627bdd10d967139768afeaaf3ed10ac1b76161a6eb6efcc12f1e3225a452</text:p>
          </table:table-cell>
          <table:table-cell office:value-type="string" table:style-name="ce7">
            <text:p>Kya aap Adam Smith ke 'gair mar'ee haath' ke nazriya aur ma'ashiyat mein is ke kirdar ki wazahat kar saktay hain?</text:p>
          </table:table-cell>
          <table:table-cell office:value-type="string" table:style-name="ce7">
            <text:p>Adam Smith ka nazriya 'gair mar'ee haath' ma'ashiyat mein aik bunyadi tasawwur hai. Is se pata chalta hai ke jab afraad azaad mandi mein apne mufaadat ki pairwi karte hain, to woh ghair iraadi tor par poore muashray ki bhalai ko farog dete hain. Is ki wajah yeh hai ke market mein muqablay se wasail ki mo'asar taqseem, aala paidawari salahiyat aur aakhir kaar muashray ki zaruriyat ki taskeen hoti hai. Poshida haath is baat ki wazahat karta hai ke kis tarah infiradi aamaal, jo khud gharzi se mutaasir hotay hain, ijtimaai tor par muashray ko faida pohcha saktay hain.</text:p>
          </table:table-cell>
          <table:table-cell table:number-columns-repeated="16375"/>
        </table:table-row>
        <table:table-row table:style-name="ro3">
          <table:table-cell office:value-type="string" table:style-name="ce4">
            <text:p>کیا آپ ایڈم سمتھ کے "غیر مرئی ہاتھ" کے نظریہ اور معاشیات میں اس کے کردار کی وضاحت کر سکتے ہیں؟</text:p>
          </table:table-cell>
          <table:table-cell office:value-type="string" table:style-name="ce4">
            <text:p>ایڈم سمتھ کا نظریہ "غیر مرئی ہاتھ" معاشیات میں ایک بنیادی تصور ہے۔ اس سے پتہ چلتا ہے کہ جب افراد آزاد منڈی میں اپنے مفادات کی پیروی کرتے ہیں، تو وہ غیر ارادی طور پر پورے معاشرے کی بھلائی کو فروغ دیتے ہیں۔ اس کی وجہ یہ ہے کہ مارکیٹ میں مقابلہ وسائل کی موثر تقسیم، اعلی پیداواری صلاحیت اور بالآخر معاشرے کی ضروریات کی تسکین کا باعث بنتا ہے۔ پوشیدہ ہاتھ اس بات کی وضاحت کرتا ہے کہ کس طرح انفرادی اعمال، جو خود غرضی سے متاثر ہوتے ہیں، اجتماعی طور پر معاشرے کو فائدہ پہنچا سکتے ہیں۔</text:p>
          </table:table-cell>
          <table:table-cell office:value-type="string" table:style-name="ce4">
            <text:p>Urdu</text:p>
          </table:table-cell>
          <table:table-cell office:value-type="string" table:style-name="ce4">
            <text:p>urd</text:p>
          </table:table-cell>
          <table:table-cell office:value-type="string" table:style-name="ce4">
            <text:p>original-annotations</text:p>
          </table:table-cell>
          <table:table-cell office:value-type="string" table:style-name="ce4">
            <text:p>3c58627bdd10d967139768afeaaf3ed10ac1b76161a6eb6efcc12f1e3225a452</text:p>
          </table:table-cell>
          <table:table-cell table:number-columns-repeated="2" table:style-name="ce6"/>
          <table:table-cell table:number-columns-repeated="16376" table:style-name="ce1"/>
        </table:table-row>
        <table:table-row table:number-rows-repeated="1048555" table:style-name="ro1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Aptos Narrow" svg:font-family="&quot;Aptos Narrow&quot;"/>
    <style:font-face style:name="Liberation Serif" svg:font-family="&quot;Liberation Serif&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1_32_2" style:display-name="Accent 1 2" style:family="table-cell" style:data-style-name="N0">
      <style:table-cell-properties style:vertical-align="automatic" fo:background-color="#000000"/>
      <style:text-properties fo:color="#FFFFFF" style:font-name="Aptos Narrow" style:font-name-asian="Aptos Narrow" style:font-name-complex="Aptos Narrow" fo:font-size="11pt" style:font-size-asian="11pt" style:font-size-complex="11pt" fo:font-weight="bold" style:font-weight-asian="bold" style:font-weight-complex="bold" style:font-family-generic="swiss"/>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2_32_2" style:display-name="Accent 2 2" style:family="table-cell" style:data-style-name="N0">
      <style:table-cell-properties style:vertical-align="automatic" fo:background-color="#808080"/>
      <style:text-properties fo:color="#FFFFFF" style:font-name="Aptos Narrow" style:font-name-asian="Aptos Narrow" style:font-name-complex="Aptos Narrow" fo:font-size="11pt" style:font-size-asian="11pt" style:font-size-complex="11pt" fo:font-weight="bold" style:font-weight-asian="bold" style:font-weight-complex="bold" style:font-family-generic="swiss"/>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style:font-name="Aptos Narrow" style:font-name-asian="Aptos Narrow" style:font-name-complex="Aptos Narrow" fo:font-size="11pt" style:font-size-asian="11pt" style:font-size-complex="11pt" fo:font-weight="bold" style:font-weight-asian="bold" style:font-weight-complex="bold" style:font-family-generic="swiss"/>
    </style:style>
    <style:style style:name="Accent_32_4" style:display-name="Accent 4"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fo:font-weight="bold" style:font-weight-asian="bold" style:font-weight-complex="bold" style:font-family-generic="swiss"/>
    </style:style>
    <style:style style:name="Bad" style:family="table-cell" style:data-style-name="N0">
      <style:table-cell-properties style:vertical-align="automatic" fo:background-color="#FFCCCC"/>
      <style:text-properties fo:color="#CC0000"/>
    </style:style>
    <style:style style:name="Bad_32_2" style:display-name="Bad 2" style:family="table-cell" style:data-style-name="N0">
      <style:table-cell-properties style:vertical-align="automatic" fo:background-color="#FFCCCC"/>
      <style:text-properties fo:color="#CC0000" style:font-name="Aptos Narrow" style:font-name-asian="Aptos Narrow" style:font-name-complex="Aptos Narrow" fo:font-size="11pt" style:font-size-asian="11pt" style:font-size-complex="11pt" style:font-family-generic="swiss"/>
    </style:style>
    <style:style style:name="Default" style:family="table-cell" style:data-style-name="N0"/>
    <style:style style:name="Default_32_2" style:display-name="Default 2" style:family="table-cell" style:data-style-name="N0">
      <style:table-cell-properties style:vertical-align="automatic" fo:background-color="transparent"/>
      <style:text-properties fo:color="#00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style:font-name="Aptos Narrow" style:font-name-asian="Aptos Narrow" style:font-name-complex="Aptos Narrow" fo:font-size="11pt" style:font-size-asian="11pt" style:font-size-complex="11pt" fo:font-weight="bold" style:font-weight-asian="bold" style:font-weight-complex="bold" style:font-family-generic="swiss"/>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style:font-name="Aptos Narrow" style:font-name-asian="Aptos Narrow" style:font-name-complex="Aptos Narrow" fo:font-size="11pt" style:font-size-asian="11pt" style:font-size-complex="11pt" fo:font-style="italic" style:font-style-asian="italic" style:font-style-complex="italic" style:font-family-generic="swiss"/>
    </style:style>
    <style:style style:name="Good" style:family="table-cell" style:data-style-name="N0">
      <style:table-cell-properties style:vertical-align="automatic" fo:background-color="#CCFFCC"/>
      <style:text-properties fo:color="#006600"/>
    </style:style>
    <style:style style:name="Good_32_2" style:display-name="Good 2" style:family="table-cell" style:data-style-name="N0">
      <style:table-cell-properties style:vertical-align="automatic" fo:background-color="#CCFFCC"/>
      <style:text-properties fo:color="#006600" style:font-name="Aptos Narrow" style:font-name-asian="Aptos Narrow" style:font-name-complex="Aptos Narrow" fo:font-size="11pt" style:font-size-asian="11pt" style:font-size-complex="11pt" style:font-family-generic="swiss"/>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fo:font-weight="bold" style:font-weight-asian="bold" style:font-weight-complex="bold"/>
    </style:style>
    <style:style style:name="Heading_32_1_32_2" style:display-name="Heading 1 2" style:family="table-cell" style:data-style-name="N0">
      <style:table-cell-properties style:vertical-align="automatic" fo:background-color="transparent"/>
      <style:text-properties fo:color="#000000" style:font-name="Aptos Narrow" style:font-name-asian="Aptos Narrow" style:font-name-complex="Aptos Narrow" fo:font-size="18pt" style:font-size-asian="18pt" style:font-size-complex="18pt" fo:font-weight="bold" style:font-weight-asian="bold" style:font-weight-complex="bold" style:font-family-generic="swiss"/>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fo:font-weight="bold" style:font-weight-asian="bold" style:font-weight-complex="bold"/>
    </style:style>
    <style:style style:name="Heading_32_2_32_2" style:display-name="Heading 2 2" style:family="table-cell" style:data-style-name="N0">
      <style:table-cell-properties style:vertical-align="automatic" fo:background-color="transparent"/>
      <style:text-properties fo:color="#000000" style:font-name="Aptos Narrow" style:font-name-asian="Aptos Narrow" style:font-name-complex="Aptos Narrow" fo:font-size="12pt" style:font-size-asian="12pt" style:font-size-complex="12pt" fo:font-weight="bold" style:font-weight-asian="bold" style:font-weight-complex="bold" style:font-family-generic="swiss"/>
    </style:style>
    <style:style style:name="Heading_32_5" style:display-name="Heading 5" style:family="table-cell" style:data-style-name="N0">
      <style:table-cell-properties style:vertical-align="automatic" fo:background-color="transparent"/>
      <style:text-properties fo:color="#000000" style:font-name="Aptos Narrow" style:font-name-asian="Aptos Narrow" style:font-name-complex="Aptos Narrow" fo:font-size="24pt" style:font-size-asian="24pt" style:font-size-complex="24pt" fo:font-weight="bold" style:font-weight-asian="bold" style:font-weight-complex="bold" style:font-family-generic="swiss"/>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style:font-name="Aptos Narrow" style:font-name-asian="Aptos Narrow" style:font-name-complex="Aptos Narrow" fo:font-size="11pt" style:font-size-asian="11pt" style:font-size-complex="11pt" style:text-underline-style="solid" style:text-underline-type="single" style:font-family-generic="swiss"/>
    </style:style>
    <style:style style:name="Neutral" style:family="table-cell" style:data-style-name="N0">
      <style:table-cell-properties style:vertical-align="automatic" fo:background-color="#FFFFCC"/>
      <style:text-properties fo:color="#996600"/>
    </style:style>
    <style:style style:name="Neutral_32_2" style:display-name="Neutral 2" style:family="table-cell" style:data-style-name="N0">
      <style:table-cell-properties style:vertical-align="automatic" fo:background-color="#FFFFCC"/>
      <style:text-properties fo:color="#996600" style:font-name="Aptos Narrow" style:font-name-asian="Aptos Narrow" style:font-name-complex="Aptos Narrow" fo:font-size="11pt" style:font-size-asian="11pt" style:font-size-complex="11pt" style:font-family-generic="swiss"/>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rmal_32_2" style:display-name="Normal 2"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font-family-generic="swiss"/>
    </style:style>
    <style:style style:name="Note" style:family="table-cell" style:data-style-name="N0">
      <style:table-cell-properties fo:border="thin solid #808080" style:vertical-align="automatic" fo:background-color="#FFFFCC"/>
      <style:text-properties fo:color="#333333"/>
    </style:style>
    <style:style style:name="Note_32_2" style:display-name="Note 2" style:family="table-cell" style:data-style-name="N0">
      <style:table-cell-properties fo:border="thin solid #808080" style:vertical-align="automatic" fo:background-color="#FFFFCC"/>
      <style:text-properties fo:color="#333333" style:font-name="Aptos Narrow" style:font-name-asian="Aptos Narrow" style:font-name-complex="Aptos Narrow" fo:font-size="11pt" style:font-size-asian="11pt" style:font-size-complex="11pt" style:font-family-generic="swiss"/>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_32_2" style:display-name="Result 2"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fo:font-style="italic" style:font-style-asian="italic" style:font-style-complex="italic" style:text-underline-style="solid" style:text-underline-type="single" fo:font-weight="bold" style:font-weight-asian="bold" style:font-weight-complex="bold" style:font-family-generic="swiss"/>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style style:name="Warning_32_2" style:display-name="Warning 2" style:family="table-cell" style:data-style-name="N0">
      <style:table-cell-properties style:vertical-align="automatic" fo:background-color="transparent"/>
      <style:text-properties fo:color="#CC0000" style:font-name="Aptos Narrow" style:font-name-asian="Aptos Narrow" style:font-name-complex="Aptos Narrow" fo:font-size="11pt" style:font-size-asian="11pt" style:font-size-complex="11pt" style:font-family-generic="swiss"/>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827</meta:generator>
    <meta:initial-creator>NebulaMind</meta:initial-creator>
    <dc:creator>Sajjad, Obaid</dc:creator>
    <meta:creation-date>2025-06-12T13:57:10Z</meta:creation-date>
    <dc:date>2025-06-12T10:35:01Z</dc:date>
    <meta:editing-cycles>2</meta:editing-cycles>
    <meta:editing-duration>PT941S</meta:editing-duration>
  </office:meta>
</office:document-meta>
</file>